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CYR" svg:font-family="Arial CYR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FRM1440" svg:font-family="SFRM1440" style:font-family-generic="roman"/>
    <style:font-face style:name="CMMI12" svg:font-family="CMMI12" style:font-family-generic="roman"/>
    <style:font-face style:name="CMR12" svg:font-family="CMR12" style:font-family-generic="roman"/>
    <style:font-face style:name="CMSY10" svg:font-family="CMSY10" style:font-family-generic="roman"/>
    <style:font-face style:name="CMR10" svg:font-family="CMR10" style:font-family-generic="roman"/>
    <style:font-face style:name="SFBX1440" svg:font-family="SFBX1440" style:font-family-generic="roman"/>
    <style:font-face style:name="Cambria Math" svg:font-family="Cambria Math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10 Pitch" svg:font-family="Courier 10 Pitch" style:font-family-generic="system" style:font-pitch="fixed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86in" text:min-label-width="0.25in" text:list-level-position-and-space-mode="label-alignment">
          <style:list-level-label-alignment text:label-followed-by="listtab" fo:margin-left="2.79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86in" text:min-label-width="0.25in" text:list-level-position-and-space-mode="label-alignment">
          <style:list-level-label-alignment text:label-followed-by="listtab" fo:margin-left="3.298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86in" text:min-label-width="0.25in" text:list-level-position-and-space-mode="label-alignment">
          <style:list-level-label-alignment text:label-followed-by="listtab" fo:margin-left="3.79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86in" text:min-label-width="0.25in" text:list-level-position-and-space-mode="label-alignment">
          <style:list-level-label-alignment text:label-followed-by="listtab" fo:margin-left="4.29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86in" text:min-label-width="0.25in" text:list-level-position-and-space-mode="label-alignment">
          <style:list-level-label-alignment text:label-followed-by="listtab" fo:margin-left="4.798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CYR" style:font-name-asian="Arial CYR" style:font-name-complex="Arial CYR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</style:style>
    <style:style style:name="T3" style:parent-style-name="Основнойшрифтабзаца" style:family="text">
      <style:text-properties style:font-name="Arial CYR" style:font-name-asian="Arial CYR" style:font-name-complex="Arial CYR" fo:font-size="14pt" style:font-size-asian="14pt" style:font-size-complex="14pt" fo:language="ru" fo:country="RU"/>
    </style:style>
    <style:style style:name="P4" style:parent-style-name="Standard" style:family="paragraph"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paragraph-properties style:text-autospace="none" fo:text-align="center" fo:margin-top="0.0694in"/>
      <style:text-properties style:font-name="Calibri Light" style:font-name-asian="Calibri Light" style:font-name-complex="Calibri Light" fo:font-size="28pt" style:font-size-asian="28pt" style:font-size-complex="28pt" fo:language="ru" fo:country="RU"/>
    </style:style>
    <style:style style:name="P17" style:parent-style-name="Standard" style:family="paragraph">
      <style:paragraph-properties style:text-autospace="none" fo:text-align="center" fo:margin-top="0.0694in"/>
      <style:text-properties style:font-name="Calibri Light" style:font-name-asian="Calibri Light" style:font-name-complex="Calibri Light" fo:font-size="28pt" style:font-size-asian="28pt" style:font-size-complex="28pt" fo:language="ru" fo:country="RU"/>
    </style:style>
    <style:style style:name="P18" style:parent-style-name="Обычный" style:family="paragraph">
      <style:paragraph-properties fo:text-align="center"/>
    </style:style>
    <style:style style:name="T19" style:parent-style-name="Слабоевыделение" style:family="text">
      <style:text-properties fo:font-size="20pt" style:font-size-asian="20pt" style:font-size-complex="20pt" fo:language="ru" fo:country="RU"/>
    </style:style>
    <style:style style:name="P20" style:parent-style-name="Standard" style:family="paragraph">
      <style:paragraph-properties style:text-autospace="none" fo:text-align="center" fo:margin-top="0.0694in"/>
      <style:text-properties style:font-name="Calibri Light" style:font-name-asian="Calibri Light" style:font-name-complex="Calibri Light" fo:language="ru" fo:country="RU"/>
    </style:style>
    <style:style style:name="P21" style:parent-style-name="Standard" style:family="paragraph">
      <style:paragraph-properties style:text-autospace="none" fo:margin-top="0.0694in"/>
      <style:text-properties style:font-name="Times New Roman" style:font-name-asian="Times New Roman" style:font-name-complex="Times New Roman" fo:language="de" fo:country="DE"/>
    </style:style>
    <style:style style:name="P22" style:parent-style-name="Standard" style:family="paragraph">
      <style:paragraph-properties style:text-autospace="none" fo:margin-top="0.0694in"/>
      <style:text-properties style:font-name-asian="Times New Roman" fo:language="ru" fo:country="RU"/>
    </style:style>
    <style:style style:name="P23" style:parent-style-name="Standard" style:family="paragraph">
      <style:paragraph-properties style:text-autospace="none" fo:margin-top="0.0694in"/>
      <style:text-properties style:font-name-asian="Times New Roman" fo:language="ru" fo:country="RU"/>
    </style:style>
    <style:style style:name="P24" style:parent-style-name="Standard" style:family="paragraph">
      <style:paragraph-properties style:text-autospace="none" fo:margin-top="0.0694in"/>
      <style:text-properties style:font-name-asian="Times New Roman" fo:language="ru" fo:country="RU"/>
    </style:style>
    <style:style style:name="P25" style:parent-style-name="Standard" style:family="paragraph">
      <style:paragraph-properties style:text-autospace="none" fo:margin-top="0.0694in"/>
      <style:text-properties style:font-name-asian="Times New Roman" fo:language="ru" fo:country="RU"/>
    </style:style>
    <style:style style:name="P26" style:parent-style-name="Standard" style:family="paragraph">
      <style:paragraph-properties style:text-autospace="none" fo:margin-top="0.0694in"/>
      <style:text-properties style:font-name-asian="Times New Roman" fo:language="ru" fo:country="RU"/>
    </style:style>
    <style:style style:name="P27" style:parent-style-name="Standard" style:family="paragraph">
      <style:paragraph-properties style:text-autospace="none" fo:text-align="end" fo:margin-top="0.0694in"/>
      <style:text-properties style:font-name="Arial CYR" style:font-name-asian="Arial CYR" style:font-name-complex="Arial CYR" fo:font-size="14pt" style:font-size-asian="14pt" style:font-size-complex="14pt" fo:language="ru" fo:country="RU"/>
    </style:style>
    <style:style style:name="P28" style:parent-style-name="Standard" style:family="paragraph">
      <style:paragraph-properties style:text-autospace="none" fo:text-align="end" fo:margin-top="0.0694in"/>
      <style:text-properties style:font-name="Arial CYR" style:font-name-asian="Arial CYR" style:font-name-complex="Arial CYR" fo:font-size="14pt" style:font-size-asian="14pt" style:font-size-complex="14pt" fo:language="ru" fo:country="RU"/>
    </style:style>
    <style:style style:name="P29" style:parent-style-name="Standard" style:family="paragraph">
      <style:paragraph-properties style:text-autospace="none" fo:text-align="end" fo:margin-top="0.0694in"/>
      <style:text-properties style:font-name="Arial CYR" style:font-name-asian="Arial CYR" style:font-name-complex="Arial CYR" fo:font-size="14pt" style:font-size-asian="14pt" style:font-size-complex="14pt" fo:language="ru" fo:country="RU"/>
    </style:style>
    <style:style style:name="P30" style:parent-style-name="Standard" style:family="paragraph">
      <style:paragraph-properties style:text-autospace="none" fo:text-align="end" fo:margin-top="0.0694in"/>
      <style:text-properties style:font-name="Arial CYR" style:font-name-asian="Arial CYR" style:font-name-complex="Arial CYR" fo:font-size="14pt" style:font-size-asian="14pt" style:font-size-complex="14pt" fo:language="ru" fo:country="RU"/>
    </style:style>
    <style:style style:name="P31" style:parent-style-name="Standard" style:family="paragraph">
      <style:paragraph-properties style:text-autospace="none" fo:text-align="center" fo:margin-top="0.0694in"/>
      <style:text-properties style:font-name="Times New Roman" style:font-name-asian="Times New Roman" style:font-name-complex="Times New Roman" fo:language="de" fo:country="DE"/>
    </style:style>
    <style:style style:name="P32" style:parent-style-name="Standard" style:family="paragraph">
      <style:paragraph-properties style:text-autospace="none" fo:text-align="center" fo:margin-top="0.0694in"/>
      <style:text-properties style:font-name-asian="Times New Roman" fo:language="ru" fo:country="RU"/>
    </style:style>
    <style:style style:name="P33" style:parent-style-name="Standard" style:family="paragraph">
      <style:paragraph-properties style:text-autospace="none" fo:text-align="center" fo:margin-top="0.0694in"/>
      <style:text-properties style:font-name-asian="Times New Roman" fo:language="ru" fo:country="RU"/>
    </style:style>
    <style:style style:name="P34" style:parent-style-name="Standard" style:family="paragraph">
      <style:paragraph-properties style:text-autospace="none" fo:text-align="center" fo:margin-top="0.0694in"/>
      <style:text-properties style:font-name-asian="Times New Roman" fo:language="ru" fo:country="RU"/>
    </style:style>
    <style:style style:name="P35" style:parent-style-name="Standard" style:family="paragraph">
      <style:paragraph-properties style:text-autospace="none" fo:margin-top="0.0694in"/>
      <style:text-properties style:font-name="Arial CYR" style:font-name-asian="Arial CYR" style:font-name-complex="Arial CYR" fo:language="ru" fo:country="RU"/>
    </style:style>
    <style:style style:name="P36" style:parent-style-name="Standard" style:family="paragraph">
      <style:paragraph-properties style:text-autospace="none" fo:text-align="center" fo:margin-top="0.0694in"/>
      <style:text-properties style:font-name="Arial CYR" style:font-name-asian="Arial CYR" style:font-name-complex="Arial CYR" fo:font-weight="bold" style:font-weight-asian="bold" fo:language="ru" fo:country="RU"/>
    </style:style>
    <style:style style:name="P37" style:parent-style-name="Standard" style:family="paragraph">
      <style:paragraph-properties fo:text-align="center" fo:text-indent="0.2986in">
        <style:tab-stops>
          <style:tab-stop style:type="left" style:position="0.3333in"/>
        </style:tab-stops>
      </style:paragraph-properties>
      <style:text-properties style:font-name="Calibri Light" style:font-name-asian="Calibri Light" style:font-name-complex="Calibri Light" fo:font-size="24pt" style:font-size-asian="24pt" style:font-size-complex="24pt" fo:language="ru" fo:country="RU"/>
    </style:style>
    <style:style style:name="P38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</style:style>
    <style:style style:name="T3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4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43" style:parent-style-name="Standard" style:family="paragraph">
      <style:paragraph-properties fo:text-align="justify">
        <style:tab-stops>
          <style:tab-stop style:type="left" style:position="0.3333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justify">
        <style:tab-stops>
          <style:tab-stop style:type="left" style:position="0.3333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45" style:parent-style-name="Standard" style:family="paragraph">
      <style:paragraph-properties fo:text-align="justify">
        <style:tab-stops>
          <style:tab-stop style:type="left" style:position="0.3333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</style:style>
    <style:style style:name="T47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54" style:parent-style-name="Основнойшрифтабзаца" style:family="text">
      <style:text-properties style:font-name="SFRM1440" fo:color="#000000"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style:font-name="SFRM1440" fo:color="#000000" fo:font-size="14pt" style:font-size-asian="14pt" style:font-size-complex="14pt" fo:language="ru" fo:country="RU"/>
    </style:style>
    <style:style style:name="P56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</style:style>
    <style:style style:name="T57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58" style:parent-style-name="Основнойшрифтабзаца" style:family="text">
      <style:text-properties style:font-name="CMMI12" fo:color="#000000" fo:font-size="14pt" style:font-size-asian="14pt" style:font-size-complex="14pt" fo:language="en" fo:country="GB"/>
    </style:style>
    <style:style style:name="T59" style:parent-style-name="Основнойшрифтабзаца" style:family="text">
      <style:text-properties style:font-name="CMR12" fo:color="#000000" fo:font-size="14pt" style:font-size-asian="14pt" style:font-size-complex="14pt" fo:language="en" fo:country="GB"/>
    </style:style>
    <style:style style:name="T60" style:parent-style-name="Основнойшрифтабзаца" style:family="text">
      <style:text-properties style:font-name="CMSY10" fo:color="#000000" fo:font-size="14pt" style:font-size-asian="14pt" style:font-size-complex="14pt" fo:language="en" fo:country="GB"/>
    </style:style>
    <style:style style:name="T61" style:parent-style-name="Основнойшрифтабзаца" style:family="text">
      <style:text-properties style:font-name="CMR12" fo:color="#000000" fo:font-size="14pt" style:font-size-asian="14pt" style:font-size-complex="14pt" fo:language="en" fo:country="GB"/>
    </style:style>
    <style:style style:name="T62" style:parent-style-name="Основнойшрифтабзаца" style:family="text">
      <style:text-properties style:font-name="CMMI12" fo:color="#000000" fo:font-size="14pt" style:font-size-asian="14pt" style:font-size-complex="14pt" fo:language="en" fo:country="GB"/>
    </style:style>
    <style:style style:name="T63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64" style:parent-style-name="Основнойшрифтабзаца" style:family="text">
      <style:text-properties style:font-name="CMMI12" fo:color="#000000" fo:font-size="14pt" style:font-size-asian="14pt" style:font-size-complex="14pt" fo:language="en" fo:country="GB"/>
    </style:style>
    <style:style style:name="T65" style:parent-style-name="Основнойшрифтабзаца" style:family="text">
      <style:text-properties style:font-name="CMR12" fo:color="#000000" fo:font-size="14pt" style:font-size-asian="14pt" style:font-size-complex="14pt" fo:language="en" fo:country="GB"/>
    </style:style>
    <style:style style:name="T66" style:parent-style-name="Основнойшрифтабзаца" style:family="text">
      <style:text-properties style:font-name="CMR12" fo:color="#000000" style:text-position="super 64.2%" fo:font-size="14pt" style:font-size-asian="14pt" style:font-size-complex="14pt" fo:language="en" fo:country="GB"/>
    </style:style>
    <style:style style:name="T67" style:parent-style-name="Основнойшрифтабзаца" style:family="text">
      <style:text-properties style:font-name="CMR10" fo:color="#000000" fo:font-size="9pt" style:font-size-asian="9pt" style:font-size-complex="9pt" fo:language="en" fo:country="GB"/>
    </style:style>
    <style:style style:name="T68" style:parent-style-name="Основнойшрифтабзаца" style:family="text">
      <style:text-properties style:font-name="CMR12" fo:color="#000000" fo:font-size="14pt" style:font-size-asian="14pt" style:font-size-complex="14pt" fo:language="en" fo:country="GB"/>
    </style:style>
    <style:style style:name="P69" style:parent-style-name="Standard" style:family="paragraph">
      <style:paragraph-properties fo:text-align="justify" fo:margin-top="0.1666in" fo:margin-bottom="0.1666in" fo:text-indent="0.2986in">
        <style:tab-stops>
          <style:tab-stop style:type="left" style:position="0.3333in"/>
        </style:tab-stops>
      </style:paragraph-properties>
    </style:style>
    <style:style style:name="T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7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8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8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82" style:parent-style-name="Standard" style:family="paragraph">
      <style:paragraph-properties fo:text-align="justify" fo:margin-top="0.1666in" fo:margin-bottom="0.1666in" fo:text-indent="0.2986in">
        <style:tab-stops>
          <style:tab-stop style:type="left" style:position="0.3333in"/>
        </style:tab-stops>
      </style:paragraph-properties>
    </style:style>
    <style:style style:name="T83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84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</style:style>
    <style:style style:name="T8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7" style:parent-style-name="Основнойшрифтабзаца" style:family="text">
      <style:text-properties style:font-name="SFBX1440" fo:font-weight="bold" style:font-weight-asian="bold" style:font-weight-complex="bold" fo:color="#000000" fo:font-size="14pt" style:font-size-asian="14pt" style:font-size-complex="14pt" fo:language="en" fo:country="GB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92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94" style:parent-style-name="Standard" style:family="paragraph">
      <style:paragraph-properties fo:text-align="justify" fo:margin-top="0.1666in" fo:margin-bottom="0.1666in" fo:text-indent="0.2986in">
        <style:tab-stops>
          <style:tab-stop style:type="left" style:position="0.3333in"/>
        </style:tab-stops>
      </style:paragraph-properties>
    </style:style>
    <style:style style:name="T9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9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9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9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0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119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12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12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12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123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124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125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</style:style>
    <style:style style:name="T1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27" style:parent-style-name="Основнойшрифтабзаца" style:family="text">
      <style:text-properties style:font-name="SFBX1440" fo:font-weight="bold" style:font-weight-asian="bold" style:font-weight-complex="bold" fo:color="#000000" fo:font-size="14pt" style:font-size-asian="14pt" style:font-size-complex="14pt" fo:language="ru" fo:country="RU"/>
    </style:style>
    <style:style style:name="T12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2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3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32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3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3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3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3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37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138" style:parent-style-name="Standard" style:family="paragraph">
      <style:paragraph-properties fo:text-align="justify">
        <style:tab-stops>
          <style:tab-stop style:type="left" style:position="-1.1666in"/>
        </style:tab-stops>
      </style:paragraph-properties>
    </style:style>
    <style:style style:name="T13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40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4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style:font-name="Cambria Math" style:font-name-complex="Cambria Math" style:font-weight-complex="bold"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44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4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46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47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48" style:parent-style-name="Основнойшрифтабзаца" style:family="text">
      <style:text-properties style:font-name="Cambria Math" style:font-name-complex="Cambria Math" style:font-weight-complex="bold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50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5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152" style:parent-style-name="Standard" style:family="paragraph">
      <style:paragraph-properties fo:text-align="justify" fo:margin-left="0.4923in">
        <style:tab-stops>
          <style:tab-stop style:type="left" style:position="-0.159in"/>
        </style:tab-stops>
      </style:paragraph-properties>
    </style:style>
    <style:style style:name="T153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5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55" style:parent-style-name="Основнойшрифтабзаца" style:family="text">
      <style:text-properties style:font-name="Cambria Math" style:font-name-complex="Cambria Math" style:font-weight-complex="bold" fo:font-size="14pt" style:font-size-asian="14pt" style:font-size-complex="14pt" fo:language="ru" fo:country="RU"/>
    </style:style>
    <style:style style:name="T15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57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5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159" style:parent-style-name="Standard" style:family="paragraph">
      <style:paragraph-properties fo:text-align="justify">
        <style:tab-stops>
          <style:tab-stop style:type="left" style:position="-1.1666in"/>
        </style:tab-stops>
      </style:paragraph-properties>
    </style:style>
    <style:style style:name="T16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61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6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164" style:parent-style-name="Standard" style:family="paragraph">
      <style:paragraph-properties fo:text-align="justify" fo:margin-left="0.5in" fo:text-indent="-0.0076in">
        <style:tab-stops>
          <style:tab-stop style:type="left" style:position="-0.1666in"/>
        </style:tab-stops>
      </style:paragraph-properties>
    </style:style>
    <style:style style:name="T16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66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67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68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6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7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style:font-weight-complex="bold" style:text-position="super 64.2%" fo:font-size="14pt" style:font-size-asian="14pt" style:font-size-complex="14pt" fo:language="ru" fo:country="RU"/>
    </style:style>
    <style:style style:name="T173" style:parent-style-name="Основнойшрифтабзаца" style:family="text">
      <style:text-properties style:font-weight-complex="bold" fo:font-style="italic" style:font-style-asian="italic" style:text-position="super 64.2%" fo:font-size="14pt" style:font-size-asian="14pt" style:font-size-complex="14pt"/>
    </style:style>
    <style:style style:name="T17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175" style:parent-style-name="Standard" style:family="paragraph">
      <style:paragraph-properties fo:text-align="justify">
        <style:tab-stops>
          <style:tab-stop style:type="left" style:position="-1.1666in"/>
        </style:tab-stops>
      </style:paragraph-properties>
    </style:style>
    <style:style style:name="T176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77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style:font-name="Cambria Math" style:font-name-complex="Cambria Math" style:font-weight-complex="bold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80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8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82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8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style:font-name="Cambria Math" style:font-name-complex="Cambria Math" style:font-weight-complex="bold"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86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187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189" style:parent-style-name="Standard" style:family="paragraph">
      <style:paragraph-properties fo:text-align="start" fo:margin-top="0.1666in" fo:margin-left="0.5in">
        <style:tab-stops>
          <style:tab-stop style:type="left" style:position="-0.1666in"/>
        </style:tab-stops>
      </style:paragraph-properties>
    </style:style>
    <style:style style:name="P190" style:parent-style-name="Standard" style:family="paragraph">
      <style:paragraph-properties fo:text-align="justify" fo:margin-top="0.1666in" fo:margin-bottom="0.1666in" fo:text-indent="0.2986in">
        <style:tab-stops>
          <style:tab-stop style:type="left" style:position="0.3333in"/>
        </style:tab-stops>
      </style:paragraph-properties>
    </style:style>
    <style:style style:name="T1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9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193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194" style:parent-style-name="Основнойшрифтабзаца" style:family="text">
      <style:text-properties fo:font-style="italic" style:font-style-asian="italic" style:font-style-complex="italic"/>
    </style:style>
    <style:style style:name="T195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19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197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198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199" style:parent-style-name="Основнойшрифтабзаца" style:family="text">
      <style:text-properties fo:font-style="italic" style:font-style-asian="italic" style:font-style-complex="italic"/>
    </style:style>
    <style:style style:name="T200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201" style:parent-style-name="Основнойшрифтабзаца" style:family="text">
      <style:text-properties fo:font-style="italic" style:font-style-asian="italic" style:font-style-complex="italic"/>
    </style:style>
    <style:style style:name="P202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20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0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0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0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0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0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0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1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2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3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3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3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3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3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3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3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3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38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239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24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4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24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43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244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45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24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247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</style:style>
    <style:style style:name="T24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4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5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251" style:parent-style-name="Standard" style:family="paragraph">
      <style:paragraph-properties fo:text-align="justify" fo:margin-top="0.1666in" fo:margin-bottom="0.1666in" fo:text-indent="0.2986in">
        <style:tab-stops>
          <style:tab-stop style:type="left" style:position="0.3333in"/>
        </style:tab-stops>
      </style:paragraph-properties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52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253" style:parent-style-name="Основнойшрифтабзаца" style:family="text">
      <style:text-properties fo:font-style="italic" style:font-style-asian="italic" style:font-style-complex="italic"/>
    </style:style>
    <style:style style:name="T254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255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25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257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258" style:parent-style-name="Основнойшрифтабзаца" style:family="text">
      <style:text-properties fo:font-style="italic" style:font-style-asian="italic" style:font-style-complex="italic"/>
    </style:style>
    <style:style style:name="T259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260" style:parent-style-name="Основнойшрифтабзаца" style:family="text">
      <style:text-properties fo:font-style="italic" style:font-style-asian="italic" style:font-style-complex="italic"/>
    </style:style>
    <style:style style:name="T261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262" style:parent-style-name="Основнойшрифтабзаца" style:family="text">
      <style:text-properties fo:font-style="italic" style:font-style-asian="italic" style:font-style-complex="italic"/>
    </style:style>
    <style:style style:name="T263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264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265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266" style:parent-style-name="Основнойшрифтабзаца" style:family="text">
      <style:text-properties fo:font-style="italic" style:font-style-asian="italic" style:font-style-complex="italic"/>
    </style:style>
    <style:style style:name="T267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268" style:parent-style-name="Основнойшрифтабзаца" style:family="text">
      <style:text-properties fo:font-style="italic" style:font-style-asian="italic" style:font-style-complex="italic"/>
    </style:style>
    <style:style style:name="T269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270" style:parent-style-name="Основнойшрифтабзаца" style:family="text">
      <style:text-properties fo:font-style="italic" style:font-style-asian="italic" style:font-style-complex="italic"/>
    </style:style>
    <style:style style:name="T271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P272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 fo:language="en" fo:country="GB"/>
    </style:style>
    <style:style style:name="P27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7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7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7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77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278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79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28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8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28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83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284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85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28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287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288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289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9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29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9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293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294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29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29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9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9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29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0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0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0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0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0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fo:font-weight="bold" style:font-weight-asian="bold" style:font-weight-complex="bold" fo:font-size="11pt" style:font-size-asian="11pt" style:font-size-complex="11pt" fo:language="en" fo:country="GB"/>
    </style:style>
    <style:style style:name="P30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0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0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0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0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1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2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2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2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23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324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325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326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327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328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329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33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33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332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3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</style:style>
    <style:style style:name="T33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33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33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337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33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339" style:parent-style-name="Standard" style:family="paragraph">
      <style:paragraph-properties fo:text-align="justify">
        <style:tab-stops>
          <style:tab-stop style:type="left" style:position="-1.1666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340" style:parent-style-name="Standard" style:family="paragraph">
      <style:paragraph-properties fo:text-align="justify">
        <style:tab-stops>
          <style:tab-stop style:type="left" style:position="-1.1666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341" style:parent-style-name="Standard" style:family="paragraph">
      <style:paragraph-properties fo:text-align="justify" fo:margin-top="0.1666in" fo:margin-bottom="0.1666in" fo:text-indent="0.2986in">
        <style:tab-stops>
          <style:tab-stop style:type="left" style:position="0.3333in"/>
        </style:tab-stops>
      </style:paragraph-properties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42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343" style:parent-style-name="Основнойшрифтабзаца" style:family="text">
      <style:text-properties fo:font-style="italic" style:font-style-asian="italic" style:font-style-complex="italic"/>
    </style:style>
    <style:style style:name="T344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345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34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347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348" style:parent-style-name="Основнойшрифтабзаца" style:family="text">
      <style:text-properties fo:font-style="italic" style:font-style-asian="italic" style:font-style-complex="italic"/>
    </style:style>
    <style:style style:name="T349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350" style:parent-style-name="Основнойшрифтабзаца" style:family="text">
      <style:text-properties fo:font-style="italic" style:font-style-asian="italic" style:font-style-complex="italic"/>
    </style:style>
    <style:style style:name="P351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35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5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5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5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5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5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5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5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6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7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8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39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0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1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2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2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2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2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2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2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26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427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428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429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43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43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43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433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43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435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436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437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438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439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44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44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44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44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444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</style:style>
    <style:style style:name="T44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4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447" style:parent-style-name="Standard" style:family="paragraph">
      <style:paragraph-properties fo:text-align="justify">
        <style:tab-stops>
          <style:tab-stop style:type="left" style:position="-2.0625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448" style:parent-style-name="Standard" style:family="paragraph">
      <style:paragraph-properties fo:text-align="justify" fo:margin-left="1.1812in" fo:text-indent="-0.1965in">
        <style:tab-stops>
          <style:tab-stop style:type="left" style:position="-1.6465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449" style:parent-style-name="Standard" style:family="paragraph">
      <style:paragraph-properties fo:text-align="justify" fo:margin-left="1.1812in" fo:text-indent="-0.1965in">
        <style:tab-stops>
          <style:tab-stop style:type="left" style:position="-1.6465in"/>
        </style:tab-stops>
      </style:paragraph-properties>
      <style:text-properties style:font-weight-complex="bold" fo:font-size="14pt" style:font-size-asian="14pt" style:font-size-complex="14pt" fo:language="ru" fo:country="RU"/>
    </style:style>
    <style:style style:name="P450" style:parent-style-name="Standard" style:family="paragraph">
      <style:paragraph-properties fo:text-align="justify">
        <style:tab-stops>
          <style:tab-stop style:type="left" style:position="-2.0625in"/>
        </style:tab-stops>
      </style:paragraph-properties>
    </style:style>
    <style:style style:name="T45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452" style:parent-style-name="Основнойшрифтабзаца" style:family="text">
      <style:text-properties style:font-name="Courier New" style:font-name-complex="Courier New" style:font-weight-complex="bold" fo:color="#A5A5A5" fo:font-size="14pt" style:font-size-asian="14pt" style:font-size-complex="14pt" fo:language="ru" fo:country="RU"/>
    </style:style>
    <style:style style:name="T453" style:parent-style-name="Основнойшрифтабзаца" style:family="text">
      <style:text-properties style:font-weight-complex="bold" fo:color="#A5A5A5" fo:font-size="14pt" style:font-size-asian="14pt" style:font-size-complex="14pt" fo:language="ru" fo:country="RU"/>
    </style:style>
    <style:style style:name="T45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455" style:parent-style-name="Основнойшрифтабзаца" style:family="text">
      <style:text-properties style:font-name="Courier New" style:font-name-complex="Courier New" style:font-weight-complex="bold" fo:color="#A5A5A5" fo:font-size="14pt" style:font-size-asian="14pt" style:font-size-complex="14pt" fo:language="ru" fo:country="RU"/>
    </style:style>
    <style:style style:name="T456" style:parent-style-name="Основнойшрифтабзаца" style:family="text">
      <style:text-properties style:font-weight-complex="bold" fo:color="#A5A5A5" fo:font-size="14pt" style:font-size-asian="14pt" style:font-size-complex="14pt" fo:language="ru" fo:country="RU"/>
    </style:style>
    <style:style style:name="T457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458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45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460" style:parent-style-name="Standard" style:family="paragraph">
      <style:paragraph-properties fo:text-align="justify">
        <style:tab-stops>
          <style:tab-stop style:type="left" style:position="-2.0625in"/>
        </style:tab-stops>
      </style:paragraph-properties>
    </style:style>
    <style:style style:name="T46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462" style:parent-style-name="Основнойшрифтабзаца" style:family="text">
      <style:text-properties style:font-name="Courier New" style:font-name-complex="Courier New" style:font-weight-complex="bold" fo:font-size="14pt" style:font-size-asian="14pt" style:font-size-complex="14pt" fo:language="ru" fo:country="RU"/>
    </style:style>
    <style:style style:name="T463" style:parent-style-name="Основнойшрифтабзаца" style:family="text">
      <style:text-properties style:font-name="Courier New" style:font-name-complex="Courier New" style:font-weight-complex="bold" fo:color="#A5A5A5" fo:font-size="14pt" style:font-size-asian="14pt" style:font-size-complex="14pt" fo:language="ru" fo:country="RU"/>
    </style:style>
    <style:style style:name="T464" style:parent-style-name="Основнойшрифтабзаца" style:family="text">
      <style:text-properties style:font-weight-complex="bold" fo:color="#A5A5A5" fo:font-size="14pt" style:font-size-asian="14pt" style:font-size-complex="14pt" fo:language="ru" fo:country="RU"/>
    </style:style>
    <style:style style:name="T46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466" style:parent-style-name="Основнойшрифтабзаца" style:family="text">
      <style:text-properties style:font-name="Courier New" style:font-name-complex="Courier New" style:font-weight-complex="bold" fo:font-size="14pt" style:font-size-asian="14pt" style:font-size-complex="14pt" fo:language="ru" fo:country="RU"/>
    </style:style>
    <style:style style:name="T467" style:parent-style-name="Основнойшрифтабзаца" style:family="text">
      <style:text-properties style:font-name="Courier New" style:font-name-complex="Courier New" style:font-weight-complex="bold" fo:color="#A5A5A5" fo:font-size="14pt" style:font-size-asian="14pt" style:font-size-complex="14pt" fo:language="ru" fo:country="RU"/>
    </style:style>
    <style:style style:name="T468" style:parent-style-name="Основнойшрифтабзаца" style:family="text">
      <style:text-properties style:font-weight-complex="bold" fo:color="#A5A5A5" fo:font-size="14pt" style:font-size-asian="14pt" style:font-size-complex="14pt" fo:language="ru" fo:country="RU"/>
    </style:style>
    <style:style style:name="T46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470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471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 fo:language="ru" fo:country="RU"/>
    </style:style>
    <style:style style:name="T472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47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474" style:parent-style-name="Standard" style:family="paragraph">
      <style:paragraph-properties fo:text-align="justify" fo:margin-top="0.1666in" fo:margin-bottom="0.1666in" fo:text-indent="0.2986in">
        <style:tab-stops>
          <style:tab-stop style:type="left" style:position="0.3333in"/>
        </style:tab-stops>
      </style:paragraph-properties>
    </style:style>
    <style:style style:name="T47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7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477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478" style:parent-style-name="Основнойшрифтабзаца" style:family="text">
      <style:text-properties fo:font-style="italic" style:font-style-asian="italic" style:font-style-complex="italic"/>
    </style:style>
    <style:style style:name="T479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480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481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482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483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en" fo:country="GB" style:language-asian="en" style:country-asian="US"/>
    </style:style>
    <style:style style:name="T484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485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en" fo:country="GB" style:language-asian="en" style:country-asian="US"/>
    </style:style>
    <style:style style:name="P48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P48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8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48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9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9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49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9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94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495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49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9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49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49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0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0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0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0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04" style:parent-style-name="Standard" style:family="paragraph">
      <style:paragraph-properties fo:text-align="justify" fo:margin-top="0.1666in" fo:margin-bottom="0.1666in" fo:text-indent="0.2986in">
        <style:tab-stops>
          <style:tab-stop style:type="left" style:position="0.3333in"/>
        </style:tab-stops>
      </style:paragraph-properties>
    </style:style>
    <style:style style:name="P505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50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507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08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09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10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11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en" fo:country="GB" style:language-asian="en" style:country-asian="US"/>
    </style:style>
    <style:style style:name="T512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13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en" fo:country="GB" style:language-asian="en" style:country-asian="US"/>
    </style:style>
    <style:style style:name="T514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P515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 fo:language="ru" fo:country="RU"/>
    </style:style>
    <style:style style:name="P516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517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518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519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52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52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52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523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524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ru" fo:country="RU" style:language-complex="ar" style:country-complex="SA"/>
    </style:style>
    <style:style style:name="T526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2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2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2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3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3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3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33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534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T535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ru" fo:country="RU" style:language-complex="ar" style:country-complex="SA"/>
    </style:style>
    <style:style style:name="T536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3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3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3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4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4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4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4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4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4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0pt" style:font-size-asian="10pt" style:font-size-complex="10pt" fo:language="en" fo:country="GB"/>
    </style:style>
    <style:style style:name="P54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547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548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49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50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51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52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en" fo:country="GB" style:language-asian="en" style:country-asian="US"/>
    </style:style>
    <style:style style:name="T553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54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en" fo:country="GB" style:language-asian="en" style:country-asian="US"/>
    </style:style>
    <style:style style:name="T555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P55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0pt" style:font-size-asian="10pt" style:font-size-complex="10pt" fo:language="ru" fo:country="RU"/>
    </style:style>
    <style:style style:name="P557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558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559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56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56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56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563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56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ru" fo:country="RU" style:language-complex="ar" style:country-complex="SA"/>
    </style:style>
    <style:style style:name="P56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566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567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568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569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570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57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57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573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574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T575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7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77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578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T579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ru" fo:country="RU" style:language-complex="ar" style:country-complex="SA"/>
    </style:style>
    <style:style style:name="T580" style:parent-style-name="Основнойшрифтабзаца" style:family="text"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8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8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58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/>
    </style:style>
    <style:style style:name="P58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8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5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5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5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590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591" style:parent-style-name="Основнойшрифтабзаца" style:family="text">
      <style:text-properties fo:font-style="italic" style:font-style-asian="italic" style:font-style-complex="italic"/>
    </style:style>
    <style:style style:name="T592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593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594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595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59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597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598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en" fo:country="GB" style:language-asian="en" style:country-asian="US"/>
    </style:style>
    <style:style style:name="T599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ru" fo:country="RU" style:language-asian="en" style:country-asian="US"/>
    </style:style>
    <style:style style:name="T600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text-underline-type="single" style:text-underline-style="solid" style:text-underline-width="auto" style:text-underline-mode="continuous" fo:language="en" fo:country="GB" style:language-asian="en" style:country-asian="US"/>
    </style:style>
    <style:style style:name="P6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style:language-complex="ar" style:country-complex="SA" fo:hyphenate="true"/>
    </style:style>
    <style:style style:name="P60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font-weight-complex="bold" fo:font-size="11pt" style:font-size-asian="11pt" style:font-size-complex="11pt" fo:language="en" fo:country="GB" fo:hyphenate="true"/>
    </style:style>
    <style:style style:name="P60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0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0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font-weight-complex="bold" fo:font-size="11pt" style:font-size-asian="11pt" style:font-size-complex="11pt" fo:language="en" fo:country="GB" fo:hyphenate="true"/>
    </style:style>
    <style:style style:name="P6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0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font-weight-complex="bold" fo:font-size="11pt" style:font-size-asian="11pt" style:font-size-complex="11pt" fo:language="en" fo:country="GB" fo:hyphenate="true"/>
    </style:style>
    <style:style style:name="P6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1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font-weight-complex="bold" fo:font-size="11pt" style:font-size-asian="11pt" style:font-size-complex="11pt" fo:language="en" fo:country="GB" fo:hyphenate="true"/>
    </style:style>
    <style:style style:name="P6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1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style:font-weight-complex="bold" fo:font-size="11pt" style:font-size-asian="11pt" style:font-size-complex="11pt" fo:language="en" fo:country="GB" fo:hyphenate="true"/>
    </style:style>
    <style:style style:name="P6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1pt" style:font-size-asian="11pt" style:font-size-complex="11pt" fo:language="en" fo:country="GB" style:language-complex="ar" style:country-complex="SA" fo:hyphenate="true"/>
    </style:style>
    <style:style style:name="P620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21" style:parent-style-name="Standard" style:family="paragraph">
      <style:paragraph-properties fo:text-align="justify" fo:text-indent="0.2986in">
        <style:tab-stops>
          <style:tab-stop style:type="left" style:position="0.3333in"/>
        </style:tab-stops>
      </style:paragraph-properties>
    </style:style>
    <style:style style:name="T6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6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2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2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27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2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2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630" style:parent-style-name="Standard" style:family="paragraph">
      <style:paragraph-properties fo:text-align="justify" fo:margin-top="0.1666in" fo:margin-bottom="0.1666in" fo:text-indent="0.2986in">
        <style:tab-stops>
          <style:tab-stop style:type="left" style:position="0.3333in"/>
        </style:tab-stops>
      </style:paragraph-properties>
    </style:style>
    <style:style style:name="T63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6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633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634" style:parent-style-name="Основнойшрифтабзаца" style:family="text">
      <style:text-properties fo:font-style="italic" style:font-style-asian="italic" style:font-style-complex="italic"/>
    </style:style>
    <style:style style:name="T635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63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637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638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639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640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64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64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64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64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64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64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647" style:parent-style-name="Обычный" style:family="paragraph">
      <style:paragraph-properties fo:text-align="justify" fo:text-indent="0.2958in"/>
    </style:style>
    <style:style style:name="T64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64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5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2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6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6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6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62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6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6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6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6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69" style:parent-style-name="Основнойшрифтабзаца" style:family="text">
      <style:text-properties style:font-name="SFRM1440" fo:color="#000000" fo:font-size="14pt" style:font-size-asian="14pt" style:font-size-complex="14pt"/>
    </style:style>
    <style:style style:name="T670" style:parent-style-name="Основнойшрифтабзаца" style:family="text">
      <style:text-properties style:font-name="SFRM1440" fo:color="#000000" fo:font-size="14pt" style:font-size-asian="14pt" style:font-size-complex="14pt" fo:language="ru" fo:country="RU"/>
    </style:style>
    <style:style style:name="T671" style:parent-style-name="Основнойшрифтабзаца" style:family="text">
      <style:text-properties style:font-name="SFRM1440" fo:color="#000000" fo:font-size="14pt" style:font-size-asian="14pt" style:font-size-complex="14pt"/>
    </style:style>
    <style:style style:name="T672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73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74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75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76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77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78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79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80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81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82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83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84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85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86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87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88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89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90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91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92" style:parent-style-name="Основнойшрифтабзаца" style:family="text">
      <style:text-properties style:font-name="Courier New" style:font-name-complex="Courier New" fo:color="#0000FF" fo:font-size="14pt" style:font-size-asian="14pt" style:font-size-complex="14pt"/>
    </style:style>
    <style:style style:name="T693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694" style:parent-style-name="Основнойшрифтабзаца" style:family="text">
      <style:text-properties style:font-name="SFRM1440" fo:color="#000000" fo:font-size="14pt" style:font-size-asian="14pt" style:font-size-complex="14pt"/>
    </style:style>
    <style:style style:name="T69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69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697" style:parent-style-name="Обычный" style:family="paragraph">
      <style:paragraph-properties fo:text-align="justify" fo:text-indent="0.2958in"/>
      <style:text-properties style:font-weight-complex="bold" fo:font-size="14pt" style:font-size-asian="14pt" style:font-size-complex="14pt" fo:language="ru" fo:country="RU"/>
    </style:style>
    <style:style style:name="P698" style:parent-style-name="Обычный" style:family="paragraph">
      <style:paragraph-properties fo:text-align="justify" fo:text-indent="0.2958in"/>
      <style:text-properties style:font-weight-complex="bold" fo:font-size="14pt" style:font-size-asian="14pt" style:font-size-complex="14pt" fo:language="ru" fo:country="RU"/>
    </style:style>
    <style:style style:name="P699" style:parent-style-name="Обычный" style:family="paragraph">
      <style:paragraph-properties fo:margin-top="0.1666in" fo:margin-bottom="0.1666in" fo:text-indent="0.2958in"/>
    </style:style>
    <style:style style:name="T7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70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702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03" style:parent-style-name="Основнойшрифтабзаца" style:family="text">
      <style:text-properties fo:font-style="italic" style:font-style-asian="italic" style:font-style-complex="italic"/>
    </style:style>
    <style:style style:name="T704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705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06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707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P70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0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1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20" style:parent-style-name="Standard" style:family="paragraph">
      <style:paragraph-properties>
        <style:tab-stops>
          <style:tab-stop style:type="left" style:position="0.3333in"/>
        </style:tab-stops>
      </style:paragraph-properties>
    </style:style>
    <style:style style:name="T721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722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T723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T724" style:parent-style-name="Основнойшрифтабзаца" style:family="text"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72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ru" fo:country="RU"/>
    </style:style>
    <style:style style:name="P72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727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P72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2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3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4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4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742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743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font-style="italic" style:font-style-asian="italic" style:font-style-complex="italic"/>
    </style:style>
    <style:style style:name="P74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4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4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4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4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49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50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51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52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53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54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55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56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5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758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59" style:parent-style-name="Основнойшрифтабзаца" style:family="text">
      <style:text-properties fo:font-style="italic" style:font-style-asian="italic" style:font-style-complex="italic"/>
    </style:style>
    <style:style style:name="T760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761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62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763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64" style:parent-style-name="Основнойшрифтабзаца" style:family="text">
      <style:text-properties style:font-name-asian="Microsoft YaHei" style:font-name-complex="Arial" fo:font-style="italic" style:font-style-asian="italic" style:font-style-complex="italic" style:language-asian="en" style:country-asian="US"/>
    </style:style>
    <style:style style:name="P765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P76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67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68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69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770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71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72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73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774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75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76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77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778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79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80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81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782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83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84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85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786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87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88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89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790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91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92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93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794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95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96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797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798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799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800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801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802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803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804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805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806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807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808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809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810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811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812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813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</style:style>
    <style:style style:name="T814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815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T816" style:parent-style-name="Основнойшрифтабзаца" style:family="text">
      <style:text-properties style:font-name="Courier 10 Pitch" style:font-name-asian="Microsoft YaHei" style:font-name-complex="Arial" style:language-asian="en" style:country-asian="US"/>
    </style:style>
    <style:style style:name="P817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/>
    </style:style>
    <style:style style:name="P818" style:parent-style-name="Standard" style:family="paragraph">
      <style:paragraph-properties>
        <style:tab-stops>
          <style:tab-stop style:type="left" style:position="0.3333in"/>
        </style:tab-stops>
      </style:paragraph-properties>
      <style:text-properties style:font-name="Courier New" style:font-name-complex="Courier New" style:font-weight-complex="bold" fo:font-size="11pt" style:font-size-asian="11pt" style:font-size-complex="11pt" fo:language="en" fo:country="GB"/>
    </style:style>
    <style:style style:name="P819" style:parent-style-name="Standard" style:family="paragraph">
      <style:paragraph-properties fo:text-indent="0.2986in">
        <style:tab-stops>
          <style:tab-stop style:type="left" style:position="0.3333in"/>
        </style:tab-stops>
      </style:paragraph-properties>
      <style:text-properties fo:language="en" fo:country="GB"/>
    </style:style>
    <style:style style:name="P820" style:parent-style-name="Обычный" style:family="paragraph">
      <style:paragraph-properties fo:text-align="justify" fo:text-indent="0.2958in"/>
    </style:style>
    <style:style style:name="T8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822" style:parent-style-name="Основнойшрифтабзаца" style:family="text">
      <style:text-properties style:font-name="SFBX1440" fo:font-weight="bold" style:font-weight-asian="bold" style:font-weight-complex="bold" fo:color="#000000" fo:font-size="14pt" style:font-size-asian="14pt" style:font-size-complex="14pt" fo:language="ru" fo:country="RU"/>
    </style:style>
    <style:style style:name="T82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82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825" style:parent-style-name="Обычный" style:family="paragraph">
      <style:paragraph-properties fo:text-align="justify" fo:text-indent="0.2958in"/>
      <style:text-properties style:font-weight-complex="bold" fo:font-size="14pt" style:font-size-asian="14pt" style:font-size-complex="14pt" fo:language="ru" fo:country="RU"/>
    </style:style>
    <style:style style:name="P826" style:parent-style-name="Абзацсписка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827" style:parent-style-name="Абзацсписка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828" style:parent-style-name="Абзацсписка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829" style:parent-style-name="Обычный" style:family="paragraph">
      <style:paragraph-properties fo:text-align="justify" fo:text-indent="0.2958in"/>
    </style:style>
    <style:style style:name="T83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831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832" style:parent-style-name="Основнойшрифтабзаца" style:family="text">
      <style:text-properties style:font-name="SFRM1440" fo:color="#000000" fo:font-size="14pt" style:font-size-asian="14pt" style:font-size-complex="14pt" fo:language="ru" fo:country="RU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«Национальный исследовательский университет<text:s/></text:p>
      <text:p text:style-name="P2"><text:span text:style-name="T3">«Московский институт электронной техники»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Лабораторная работа №1 по дисциплине «Архитектура вычислительных систем»</text:p>
      <text:p text:style-name="P17"/>
      <text:p text:style-name="P18"><text:span text:style-name="T19">Представление данных в ЭВМ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 text:c="2"/>Выполнили студены группы МП-25</text:p>
      <text:p text:style-name="P28">Калинкин Никита Анатольевич</text:p>
      <text:p text:style-name="P29">Констандогло Александр Витальевич</text:p>
      <text:p text:style-name="P30">Саядян Артём Грачикович</text:p>
      <text:p text:style-name="P31"/>
      <text:p text:style-name="P32"/>
      <text:p text:style-name="P33"/>
      <text:p text:style-name="P34"/>
      <text:p text:style-name="P35"/>
      <text:p text:style-name="P36">Москва 2017</text:p>
      <text:soft-page-break/>
      <text:p text:style-name="P37">Вариант №2</text:p>
      <text:p text:style-name="P38"><text:span text:style-name="T39">Задание 2.<text:s/></text:span><text:span text:style-name="T40">Изучите, как интерпретируется одна и та же область памя</text:span><text:span text:style-name="T41">­ти, если она рассматривается как знаковое или беззнаковое число, а также как одно и то же число записывается в различных системах счисления.<text:s/></text:span></text:p>
      <text:p text:style-name="P42">Необходимо сравнить:</text:p>
      <text:p text:style-name="P43">а) беззнаковую интерпретацию переменной в шестнадцатеричной форме;</text:p>
      <text:p text:style-name="P44">б) беззнаковую интерпретацию в десятичной форме;</text:p>
      <text:p text:style-name="P45">в) знаковую интерпретацию в десятичной форме.</text:p>
      <text:p text:style-name="P46"><text:span text:style-name="T47">Для этого определите и запишите в отчёт десятичное, двоичное (16</text:span><text:span text:style-name="T48"><text:line-break/></text:span><text:span text:style-name="T49">бит) и шестнадцатеричное представления шестнадцатибитных чисел<text:s/></text:span><text:span text:style-name="T50">x</text:span><text:span text:style-name="T51"><text:s/>и<text:s/></text:span><text:span text:style-name="T52">y</text:span><text:span text:style-name="T53">,<text:s/></text:span><text:span text:style-name="T54">а также беззнаковую интерпретацию этого представлен</text:span><text:span text:style-name="T55">ия в десятичном виде.</text:span></text:p>
      <text:p text:style-name="P56"><text:span text:style-name="T57">x</text:span><text:span text:style-name="T58"><text:s/></text:span><text:span text:style-name="T59">=<text:s/></text:span><text:span text:style-name="T60">−</text:span><text:span text:style-name="T61">2</text:span><text:span text:style-name="T62">,<text:s/></text:span><text:span text:style-name="T63">y</text:span><text:span text:style-name="T64"><text:s/></text:span><text:span text:style-name="T65">= 2</text:span><text:span text:style-name="T66">14</text:span><text:span text:style-name="T67"><text:s/></text:span><text:span text:style-name="T68">+ 1</text:span></text:p>
      <text:p text:style-name="P69"><text:span text:style-name="T70">Результат</text:span><text:span text:style-name="T71">:</text:span></text:p>
      <text:p text:style-name="P72"><text:s text:c="8"/>x</text:p>
      <text:p text:style-name="P73">Hexadecimal form: <text:s text:c="6"/>fffe</text:p>
      <text:p text:style-name="P74">Unsigned decimal: <text:s text:c="6"/>65534</text:p>
      <text:p text:style-name="P75">Signed decimal: <text:s text:c="8"/>-2</text:p>
      <text:p text:style-name="P76">Binary form: <text:s text:c="3"/>1111111111111110</text:p>
      <text:p text:style-name="P77"/>
      <text:p text:style-name="P78"><text:s text:c="8"/>y</text:p>
      <text:p text:style-name="P79">Hexadecimal form: <text:s text:c="6"/>4001</text:p>
      <text:p text:style-name="P80">Unsigned decimal: <text:s text:c="6"/>16385</text:p>
      <text:p text:style-name="P81">Signed decimal: <text:s text:c="8"/>16385</text:p>
      <text:p text:style-name="P82"><text:span text:style-name="T83">Binary form: <text:s text:c="3"/>0100000000000001</text:span></text:p>
      <text:p text:style-name="P84"><text:span text:style-name="T85">Задание</text:span><text:span text:style-name="T86"><text:s/>3.</text:span><text:span text:style-name="T87"><text:s/></text:span><text:span text:style-name="T88">Найдите и выпишите в отчёт минимальное и максимальное</text:span><text:span text:style-name="T89"><text:line-break/></text:span><text:span text:style-name="T90">16-битное число со знаком и без знака в формах представления (а), (б), (в)</text:span><text:span text:style-name="T91"><text:line-break/></text:span><text:span text:style-name="T92">и в двоичной форме (4 числа, каждое из которых<text:s/></text:span><text:span text:style-name="T93">представлено в 4 формах).</text:span></text:p>
      <text:p text:style-name="P94"><text:span text:style-name="T95">Результат</text:span><text:span text:style-name="T96">:</text:span></text:p>
      <text:p text:style-name="P97"><text:s text:c="8"/>Signed max</text:p>
      <text:p text:style-name="P98">Hexadecimal form: <text:s text:c="6"/>7fff</text:p>
      <text:p text:style-name="P99">Unsigned decimal: <text:s text:c="6"/>32767</text:p>
      <text:p text:style-name="P100">Signed decimal: <text:s text:c="8"/>32767</text:p>
      <text:p text:style-name="P101">Binary form: <text:s text:c="3"/>0111111111111111</text:p>
      <text:p text:style-name="P102"/>
      <text:p text:style-name="P103"><text:s text:c="8"/>Signed min</text:p>
      <text:p text:style-name="P104">Hexadecimal form: <text:s text:c="6"/>8000</text:p>
      <text:p text:style-name="P105">Unsigned decimal: <text:s text:c="6"/>32768</text:p>
      <text:p text:style-name="P106">Signed decimal: <text:s text:c="8"/>-32768</text:p>
      <text:p text:style-name="P107">Binary form: <text:s text:c="3"/>1000000000000000</text:p>
      <text:p text:style-name="P108"/>
      <text:p text:style-name="P109"><text:s text:c="8"/>Unsigned max</text:p>
      <text:p text:style-name="P110">Hexadecimal form: <text:s text:c="6"/>ffff</text:p>
      <text:soft-page-break/>
      <text:p text:style-name="P111">Unsigned decimal: <text:s text:c="6"/>65535</text:p>
      <text:p text:style-name="P112">Signed decimal: <text:s text:c="8"/>-1</text:p>
      <text:p text:style-name="P113">Binary form: <text:s text:c="3"/>1111111111111111</text:p>
      <text:p text:style-name="P114"/>
      <text:p text:style-name="P115"><text:s text:c="8"/>Unsigned min</text:p>
      <text:p text:style-name="P116">Hexadecimal form: <text:s text:c="6"/>0</text:p>
      <text:p text:style-name="P117">Unsigned decimal: <text:s text:c="6"/>0</text:p>
      <text:p text:style-name="P118">Signed decimal: <text:s text:c="8"/>0</text:p>
      <text:p text:style-name="P119"><text:span text:style-name="T120">Binary</text:span><text:span text:style-name="T121"><text:s/></text:span><text:span text:style-name="T122">form</text:span><text:span text:style-name="T123">: <text:s text:c="3"/>0000000000000000</text:span></text:p>
      <text:p text:style-name="P124"/>
      <text:p text:style-name="P125"><text:span text:style-name="T126">Задание 4.</text:span><text:span text:style-name="T127"><text:s/></text:span><text:span text:style-name="T128">Разработайте программу на языке<text:s/></text:span><text:span text:style-name="T129">C</text:span><text:span text:style-name="T130">++, выполняющую над</text:span><text:span text:style-name="T131"><text:line-break/></text:span><text:span text:style-name="T132">беззнаковыми шестнадцатибитными целыми числами следующие поразрядные</text:span><text:span text:style-name="T133"><text:line-break/></text:span><text:span text:style-name="T134">операции (результат должен печататься</text:span><text:span text:style-name="T135"><text:s/>в десятичной и шестнадцатеричной</text:span><text:span text:style-name="T136"><text:line-break/></text:span><text:span text:style-name="T137">формах):</text:span></text:p>
      <text:list text:style-name="LFO1" text:continue-numbering="true">
        <text:list-item>
          <text:p text:style-name="P138"><text:span text:style-name="T139">бинарные<text:s/></text:span><text:span text:style-name="T140">x</text:span><text:span text:style-name="T141"><text:s/></text:span><text:span text:style-name="T142">∧</text:span><text:span text:style-name="T143"><text:s/></text:span><text:span text:style-name="T144">y</text:span><text:span text:style-name="T145"><text:s/>(конъюнкция),<text:s/></text:span><text:span text:style-name="T146">x</text:span><text:span text:style-name="T147"><text:s/></text:span><text:span text:style-name="T148">∨</text:span><text:span text:style-name="T149"><text:s/></text:span><text:span text:style-name="T150">y</text:span><text:span text:style-name="T151"><text:s/>(дизъюнкция),<text:s/></text:span></text:p>
        </text:list-item>
      </text:list>
      <text:p text:style-name="P152"><text:span text:style-name="T153">x</text:span><text:span text:style-name="T154"><text:s/></text:span><text:span text:style-name="T155">⊕</text:span><text:span text:style-name="T156"><text:s/></text:span><text:span text:style-name="T157">y</text:span><text:span text:style-name="T158"><text:s/>(сложение по модулю два);</text:span></text:p>
      <text:list text:style-name="LFO1" text:continue-numbering="true">
        <text:list-item>
          <text:p text:style-name="P159"><text:span text:style-name="T160">унарные ¬</text:span><text:span text:style-name="T161"><text:s/></text:span><text:span text:style-name="T162">x</text:span><text:span text:style-name="T163"><text:s/>(отрицание),<text:s/></text:span></text:p>
        </text:list-item>
      </text:list>
      <text:p text:style-name="P164"><text:span text:style-name="T165">neg(</text:span><text:span text:style-name="T166">x</text:span><text:span text:style-name="T167">) (дополнение до двух,<text:s/></text:span><text:span text:style-name="T168">x</text:span><text:span text:style-name="T169"><text:s/>+ neg(</text:span><text:span text:style-name="T170">x</text:span><text:span text:style-name="T171">) = 2</text:span><text:span text:style-name="T172">разрядность<text:s/></text:span><text:span text:style-name="T173">x</text:span><text:span text:style-name="T174">);</text:span></text:p>
      <text:list text:style-name="LFO1" text:continue-numbering="true">
        <text:list-item>
          <text:p text:style-name="P175"><text:span text:style-name="T176">x</text:span><text:span text:style-name="T177"><text:s/></text:span><text:span text:style-name="T178">≪</text:span><text:span text:style-name="T179"><text:s/></text:span><text:span text:style-name="T180">y</text:span><text:span text:style-name="T181"><text:s/>(логический сдвиг влево),<text:s/></text:span><text:span text:style-name="T182">x</text:span><text:span text:style-name="T183"><text:s/></text:span><text:span text:style-name="T184">≫</text:span><text:span text:style-name="T185"><text:s/></text:span><text:span text:style-name="T186">y</text:span><text:span text:style-name="T187"><text:s/></text:span><text:span text:style-name="T188">(логический сдвиг вправо).</text:span></text:p>
        </text:list-item>
      </text:list>
      <text:p text:style-name="P189"><draw:frame draw:style-name="a0" text:anchor-type="as-char" svg:x="0in" svg:y="0in" svg:width="3.9375in" svg:height="0.375in" style:rel-width="scale" style:rel-height="scale"><draw:object xlink:href="Object 1/" xlink:type="simple" xlink:show="embed" xlink:actuate="onLoad"/></draw:frame></text:p>
      <text:p text:style-name="P190"><text:span text:style-name="T191">Результат</text:span><text:span text:style-name="T192">:</text:span></text:p>
      <text:p text:style-name="P193"><text:span text:style-name="T194">Platform: Linux<text:s/></text:span><text:span text:style-name="T195">Ubuntu 12.04 LTS Precise Pangolin</text:span></text:p>
      <text:p text:style-name="P196">Compiler: GNU GCC</text:p>
      <text:p text:style-name="P197"/>
      <text:p text:style-name="P198"><text:span text:style-name="T199">Visual C++ 32-bit</text:span><text:span text:style-name="T200">, 64-bit</text:span><text:span text:style-name="T201"><text:s/>(Microsoft Visual Studio 2015)</text:span></text:p>
      <text:p text:style-name="P202"/>
      <text:p text:style-name="P203">32776 &amp; 4369 = 0 <text:s text:c="15"/>0x8008 &amp; 0x1111 = 0x0</text:p>
      <text:p text:style-name="P204"/>
      <text:p text:style-name="P205">32776 | 4369 = 37145 <text:s text:c="11"/>0x8008 | 0x1111 = 0x9119</text:p>
      <text:p text:style-name="P206"/>
      <text:p text:style-name="P207">32776 ^ 4369 = 37145 <text:s text:c="11"/>0x8008 ^<text:s/>0x1111 = 0x9119</text:p>
      <text:p text:style-name="P208"/>
      <text:p text:style-name="P209">~32776 = 32759 <text:s text:c="17"/>~0x8008 = 0x7ff7</text:p>
      <text:p text:style-name="P210"/>
      <text:p text:style-name="P211">~4369 = 61166 <text:s text:c="18"/>~0x1111 = 0xeeee</text:p>
      <text:p text:style-name="P212"/>
      <text:p text:style-name="P213">neg(32776) = 32760 <text:s text:c="13"/>neg(0x8008) = 0x7ff8</text:p>
      <text:p text:style-name="P214"/>
      <text:p text:style-name="P215">neg(4369) = 61167 <text:s text:c="14"/>neg(0x1111) = 0xeeef</text:p>
      <text:p text:style-name="P216"/>
      <text:p text:style-name="P217">32776 &lt;&lt; 4369 = 0 <text:s text:c="13"/><text:s/>0x8008 &lt;&lt; 0x1111 = 0x0</text:p>
      <text:p text:style-name="P218"/>
      <text:p text:style-name="P219">32776 &gt;&gt; 4369 = 0 <text:s text:c="14"/>0x8008 &gt;&gt; 0x1111 = 0x0</text:p>
      <text:p text:style-name="P220"/>
      <text:p text:style-name="P221"/>
      <text:p text:style-name="P222">5 &amp; 2 = 0 <text:s text:c="14"/>0x5 &amp; 0x2 = 0x0</text:p>
      <text:p text:style-name="P223"/>
      <text:p text:style-name="P224">5 | 2 = 7 <text:s text:c="14"/>0x5 | 0x2 = 0x7</text:p>
      <text:p text:style-name="P225"/>
      <text:p text:style-name="P226">5 ^ 2 = 7 <text:s text:c="14"/>0x5 ^ 0x2 = 0x7</text:p>
      <text:p text:style-name="P227"/>
      <text:p text:style-name="P228">~5 = 65530 <text:s text:c="21"/>~0x5 = 0xfffa</text:p>
      <text:p text:style-name="P229"/>
      <text:p text:style-name="P230">~2 =<text:s/>65533 <text:s text:c="21"/>~0x2 = 0xfffd</text:p>
      <text:p text:style-name="P231"/>
      <text:p text:style-name="P232">neg(5) = 65531 <text:s text:c="9"/>neg(0x5) = 0xfffb</text:p>
      <text:p text:style-name="P233"/>
      <text:p text:style-name="P234">neg(2) = 65534 <text:s text:c="9"/>neg(0x2) = 0xfffe</text:p>
      <text:p text:style-name="P235"/>
      <text:p text:style-name="P236">5 &lt;&lt; 2 = 20 <text:s text:c="12"/>0x5 &lt;&lt; 0x2 = 0x14</text:p>
      <text:p text:style-name="P237"/>
      <text:p text:style-name="P238"><text:span text:style-name="T239">5 &gt;&gt; 2 = 1 <text:s text:c="13"/>0</text:span><text:span text:style-name="T240">x</text:span><text:span text:style-name="T241">5 &gt;&gt; 0</text:span><text:span text:style-name="T242">x</text:span><text:span text:style-name="T243">2 = 0</text:span><text:span text:style-name="T244">x</text:span><text:span text:style-name="T245">1</text:span></text:p>
      <text:p text:style-name="P246"/>
      <text:p text:style-name="P247"><text:span text:style-name="T248">Задание 5.<text:s/></text:span><text:span text:style-name="T249">Измените в программе из задания</text:span><text:span text:style-name="T250"><text:s/>4 тип переменных на знаковый. Объясните изменение (или неизменность) результата.</text:span></text:p>
      <text:p text:style-name="P251">Результат:</text:p>
      <text:p text:style-name="P252"><text:span text:style-name="T253">Platform: Linux<text:s/></text:span><text:span text:style-name="T254">Ubuntu 12.04 LTS Precise Pangolin</text:span></text:p>
      <text:p text:style-name="P255">Compiler: GNU GCC</text:p>
      <text:p text:style-name="P256"/>
      <text:p text:style-name="P257"><text:span text:style-name="T258">Visual</text:span><text:span text:style-name="T259"><text:s/></text:span><text:span text:style-name="T260">C</text:span><text:span text:style-name="T261">++ 32-</text:span><text:span text:style-name="T262">bit</text:span><text:span text:style-name="T263">, 64-</text:span><text:span text:style-name="T264">bit</text:span><text:span text:style-name="T265"><text:s/>(</text:span><text:span text:style-name="T266">Microsoft</text:span><text:span text:style-name="T267"><text:s/></text:span><text:span text:style-name="T268">Visual</text:span><text:span text:style-name="T269"><text:s/></text:span><text:span text:style-name="T270">Studio</text:span><text:span text:style-name="T271"><text:s/>2015)</text:span></text:p>
      <text:p text:style-name="P272"/>
      <text:p text:style-name="P273">-32760 &amp; 4369 = 0 <text:s text:c="14"/>0x8008 &amp; 0x1111 = 0x0</text:p>
      <text:p text:style-name="P274"/>
      <text:p text:style-name="P275">-32760 | 4369 = -28391 <text:s text:c="9"/>0x8008 | 0x1111 =<text:s/>0x9119</text:p>
      <text:p text:style-name="P276"/>
      <text:p text:style-name="P277"><text:span text:style-name="T278">-32760 ^ 4369<text:s/></text:span><text:span text:style-name="T279">= -28391 <text:s text:c="9"/>0</text:span><text:span text:style-name="T280">x</text:span><text:span text:style-name="T281">8008 ^ 0</text:span><text:span text:style-name="T282">x</text:span><text:span text:style-name="T283">1111 = 0</text:span><text:span text:style-name="T284">x</text:span><text:span text:style-name="T285">9119</text:span></text:p>
      <text:p text:style-name="P286"/>
      <text:p text:style-name="P287"><text:span text:style-name="T288">~-32760 = 32759 <text:s text:c="16"/>~0</text:span><text:span text:style-name="T289">x</text:span><text:span text:style-name="T290">8008 = 0</text:span><text:span text:style-name="T291">x</text:span><text:span text:style-name="T292">7</text:span><text:span text:style-name="T293">ff</text:span><text:span text:style-name="T294">7</text:span></text:p>
      <text:p text:style-name="P295"/>
      <text:p text:style-name="P296">~4369 = -4370 <text:s text:c="18"/>~0x1111 = 0xeeee</text:p>
      <text:p text:style-name="P297"/>
      <text:p text:style-name="P298">neg(-32760) = 32760 <text:s text:c="12"/>neg(0x8008) = 0x7ff8</text:p>
      <text:p text:style-name="P299"/>
      <text:p text:style-name="P300">neg(4369) = -4369 <text:s text:c="14"/>neg(0x1111) = 0xeeef</text:p>
      <text:p text:style-name="P301"/>
      <text:p text:style-name="P302">-32760 &lt;&lt; 4369 = 0 <text:s text:c="13"/>0x8008 &lt;&lt; 0x1111 = 0x0</text:p>
      <text:p text:style-name="P303"/>
      <text:p text:style-name="P304">-32760 &gt;&gt; 4369 = -1 <text:s text:c="12"/>0x8008 &gt;&gt; 0x1111 = 0xffff<text:s/></text:p>
      <text:p text:style-name="P305"/>
      <text:p text:style-name="P306"/>
      <text:p text:style-name="P307">5 &amp; 2 = 0 <text:s text:c="14"/>0x5 &amp; 0x2 = 0x0</text:p>
      <text:p text:style-name="P308"/>
      <text:p text:style-name="P309">5 | 2 = 7 <text:s text:c="14"/>0x5 | 0x2 = 0x7</text:p>
      <text:p text:style-name="P310"/>
      <text:p text:style-name="P311">5 ^ 2 = 7 <text:s text:c="14"/>0x5 ^ 0x2 =<text:s/>0x7</text:p>
      <text:p text:style-name="P312"/>
      <text:p text:style-name="P313">~5 = -6 <text:s text:c="16"/>~0x5 = 0xfffa</text:p>
      <text:p text:style-name="P314"/>
      <text:p text:style-name="P315">~2 = -3 <text:s text:c="16"/>~0x2 = 0xfffd</text:p>
      <text:p text:style-name="P316"/>
      <text:p text:style-name="P317">neg(5) = -5 <text:s text:c="12"/>neg(0x5) = 0xfffb</text:p>
      <text:p text:style-name="P318"/>
      <text:p text:style-name="P319">neg(2) = -2 <text:s text:c="12"/>neg(0x2) = 0xfffe</text:p>
      <text:p text:style-name="P320"/>
      <text:p text:style-name="P321">5 &lt;&lt; 2 = 20 <text:s text:c="12"/>0x5 &lt;&lt; 0x2 = 0x14</text:p>
      <text:p text:style-name="P322"/>
      <text:p text:style-name="P323"><text:span text:style-name="T324">5 &gt;&gt; 2 = 1 <text:s text:c="13"/>0</text:span><text:span text:style-name="T325">x</text:span><text:span text:style-name="T326">5 &gt;&gt; 0</text:span><text:span text:style-name="T327">x</text:span><text:span text:style-name="T328">2 = 0</text:span><text:span text:style-name="T329">x</text:span><text:span text:style-name="T330">1</text:span></text:p>
      <text:p text:style-name="P331"/>
      <text:p text:style-name="P332"/>
      <text:p text:style-name="P333"><text:span text:style-name="T334">Задание 6.<text:s/></text:span><text:span text:style-name="T335">Разработайте программу на языке C++ (или дополните программу из задания 4), которая расширяет шест</text:span><text:span text:style-name="T336">­надцатибитное представление числа<text:s/></text:span><text:span text:style-name="T337">x</text:span><text:span text:style-name="T338"><text:s/>до 32-битового, рассматривая числа как</text:span></text:p>
      <text:list text:style-name="LFO1" text:continue-numbering="true">
        <text:list-item>
          <text:p text:style-name="P339">знаковые (signed);</text:p>
        </text:list-item>
        <text:list-item>
          <text:p text:style-name="P340">беззнаковые (unsigned).</text:p>
        </text:list-item>
      </text:list>
      <text:p text:style-name="P341">Результат:</text:p>
      <text:p text:style-name="P342"><text:span text:style-name="T343">Platform: Linux<text:s/></text:span><text:span text:style-name="T344">Ubuntu 12.04 LTS Precise Pangolin</text:span></text:p>
      <text:p text:style-name="P345">Compiler: GNU GCC</text:p>
      <text:p text:style-name="P346"/>
      <text:p text:style-name="P347"><text:span text:style-name="T348">Visual C++ 32-bit</text:span><text:span text:style-name="T349">, 64-bit</text:span><text:span text:style-name="T350"><text:s/>(Microsoft Visual Studio 2015)</text:span></text:p>
      <text:p text:style-name="P351"/>
      <text:p text:style-name="P352"><text:s text:c="8"/>Signed int</text:p>
      <text:p text:style-name="P353"/>
      <text:p text:style-name="P354">0xffff8008 &amp; 0x1111 = 0x0</text:p>
      <text:p text:style-name="P355"/>
      <text:p text:style-name="P356">0xffff8008 | 0x1111 = 0xffff9119</text:p>
      <text:p text:style-name="P357"/>
      <text:p text:style-name="P358">0xffff8008 ^ 0x1111 = 0xffff9119</text:p>
      <text:p text:style-name="P359"/>
      <text:p text:style-name="P360">~0xffff8008 = 0x7ff7</text:p>
      <text:p text:style-name="P361"/>
      <text:p text:style-name="P362">~0x1111 = 0xffffeeee</text:p>
      <text:p text:style-name="P363"/>
      <text:p text:style-name="P364">neg(0xffff8008) = 0x17ff8</text:p>
      <text:p text:style-name="P365"/>
      <text:p text:style-name="P366">neg(0x1111) = 0xeeef</text:p>
      <text:p text:style-name="P367"/>
      <text:p text:style-name="P368">0xffff8008 &lt;&lt; 0x1111 = 0x100000</text:p>
      <text:p text:style-name="P369"/>
      <text:p text:style-name="P370">0xffff8008 &gt;&gt; 0x1111 = 0xffffffff</text:p>
      <text:p text:style-name="P371"/>
      <text:p text:style-name="P372"/>
      <text:p text:style-name="P373">0x5 &amp; 0x2 = 0x0</text:p>
      <text:p text:style-name="P374"/>
      <text:p text:style-name="P375">0x5 | 0x2 = 0x7</text:p>
      <text:p text:style-name="P376"/>
      <text:p text:style-name="P377">0x5 ^ 0x2 = 0x7</text:p>
      <text:p text:style-name="P378"/>
      <text:p text:style-name="P379">~0x5 = 0xfffffffa</text:p>
      <text:p text:style-name="P380"/>
      <text:p text:style-name="P381">~0x2 = 0xfffffffd</text:p>
      <text:p text:style-name="P382"/>
      <text:p text:style-name="P383">neg(0x5) = 0xfffb</text:p>
      <text:p text:style-name="P384"/>
      <text:p text:style-name="P385">neg(0x2) = 0xfffe</text:p>
      <text:p text:style-name="P386"/>
      <text:p text:style-name="P387">0x5 &lt;&lt; 0x2 = 0x14</text:p>
      <text:p text:style-name="P388"/>
      <text:p text:style-name="P389">0x5 &gt;&gt; 0x2 = 0x1</text:p>
      <text:p text:style-name="P390"/>
      <text:p text:style-name="P391"><text:s text:c="8"/>Unsigned int</text:p>
      <text:p text:style-name="P392"/>
      <text:p text:style-name="P393">0x8008 &amp; 0x1111 = 0x0</text:p>
      <text:p text:style-name="P394"/>
      <text:p text:style-name="P395">0x8008 | 0x1111 = 0x9119</text:p>
      <text:p text:style-name="P396"/>
      <text:p text:style-name="P397">0x8008 ^ 0x1111 = 0x9119</text:p>
      <text:p text:style-name="P398"/>
      <text:p text:style-name="P399">~0x8008 = 0xffff7ff7</text:p>
      <text:p text:style-name="P400"/>
      <text:p text:style-name="P401">~0x1111 = 0xffffeeee</text:p>
      <text:p text:style-name="P402"/>
      <text:p text:style-name="P403">neg(0x8008) = 0x7ff8</text:p>
      <text:p text:style-name="P404"/>
      <text:p text:style-name="P405">neg(0x1111) = 0xeeef</text:p>
      <text:p text:style-name="P406"/>
      <text:p text:style-name="P407">0x8008 &lt;&lt; 0x1111 = 0x100000</text:p>
      <text:p text:style-name="P408"/>
      <text:p text:style-name="P409">0x8008 &gt;&gt; 0x1111 = 0x0</text:p>
      <text:p text:style-name="P410"/>
      <text:p text:style-name="P411"/>
      <text:p text:style-name="P412">0x5 &amp; 0x2 = 0x0</text:p>
      <text:p text:style-name="P413"/>
      <text:p text:style-name="P414">0x5 | 0x2 = 0x7</text:p>
      <text:p text:style-name="P415"/>
      <text:p text:style-name="P416">0x5 ^<text:s/>0x2 = 0x7</text:p>
      <text:p text:style-name="P417"/>
      <text:p text:style-name="P418">~0x5 = 0xfffffffa</text:p>
      <text:p text:style-name="P419"/>
      <text:p text:style-name="P420">~0x2 = 0xfffffffd</text:p>
      <text:p text:style-name="P421"/>
      <text:p text:style-name="P422">neg(0x5) = 0xfffb</text:p>
      <text:p text:style-name="P423"/>
      <text:p text:style-name="P424">neg(0x2) = 0xfffe</text:p>
      <text:p text:style-name="P425"/>
      <text:p text:style-name="P426"><text:span text:style-name="T427">0</text:span><text:span text:style-name="T428">x</text:span><text:span text:style-name="T429">5 &lt;&lt; 0</text:span><text:span text:style-name="T430">x</text:span><text:span text:style-name="T431">2 = 0</text:span><text:span text:style-name="T432">x</text:span><text:span text:style-name="T433">14</text:span></text:p>
      <text:p text:style-name="P434"/>
      <text:p text:style-name="P435"><text:span text:style-name="T436">0</text:span><text:span text:style-name="T437">x</text:span><text:span text:style-name="T438">5 &gt;&gt; 0</text:span><text:span text:style-name="T439">x</text:span><text:span text:style-name="T440">2 = 0</text:span><text:span text:style-name="T441">x</text:span><text:span text:style-name="T442">1</text:span></text:p>
      <text:p text:style-name="P443"/>
      <text:p text:style-name="P444"><text:span text:style-name="T445">Задание 7.<text:s/></text:span><text:span text:style-name="T446">Определите и выпишите в отчёт, как хранятся в памяти компьютера:</text:span></text:p>
      <text:soft-page-break/>
      <text:list text:style-name="LFO2" text:continue-numbering="true">
        <text:list-item>
          <text:p text:style-name="P447">целое число 0x12345678; по результату исследования<text:s/>определите порядок следования байтов в словах для вашего процессора:</text:p>
        </text:list-item>
        <text:list-item>
          <text:p text:style-name="P448">Little-Endian (от младшего к старшему, порядок Intel);</text:p>
        </text:list-item>
        <text:list-item>
          <text:p text:style-name="P449">Big-Endian (от старшего к младшему, порядок Motorola);</text:p>
        </text:list-item>
        <text:list-item>
          <text:p text:style-name="P450"><text:span text:style-name="T451">строки<text:s/></text:span><text:span text:style-name="T452">"abcd"</text:span><text:span text:style-name="T453"><text:s/></text:span><text:span text:style-name="T454">и<text:s/></text:span><text:span text:style-name="T455">"абвг"</text:span><text:span text:style-name="T456"><text:s/></text:span><text:span text:style-name="T457">(массив из<text:s/></text:span><text:span text:style-name="T458">char</text:span><text:span text:style-name="T459">);</text:span></text:p>
        </text:list-item>
        <text:list-item>
          <text:p text:style-name="P460"><text:span text:style-name="T461">«широкие» строки<text:s/></text:span><text:span text:style-name="T462">L</text:span><text:span text:style-name="T463">"abcd"</text:span><text:span text:style-name="T464"><text:s/></text:span><text:span text:style-name="T465">и<text:s/></text:span><text:span text:style-name="T466">L</text:span><text:span text:style-name="T467">"абвг"</text:span><text:span text:style-name="T468"><text:s/></text:span><text:span text:style-name="T469">(массив из<text:s/></text:span><text:span text:style-name="T470">wchar</text:span><text:span text:style-name="T471">_</text:span><text:span text:style-name="T472">t</text:span><text:span text:style-name="T473">).</text:span></text:p>
        </text:list-item>
      </text:list>
      <text:p text:style-name="P474"><text:span text:style-name="T475">Результат</text:span><text:span text:style-name="T476">:</text:span></text:p>
      <text:p text:style-name="P477"><text:span text:style-name="T478">Platform: Linux<text:s/></text:span><text:span text:style-name="T479">Ubuntu 12.04 LTS Precise Pangolin</text:span></text:p>
      <text:p text:style-name="P480">Compiler: GNU GCC</text:p>
      <text:p text:style-name="P481"><text:span text:style-name="T482">Прямой</text:span><text:span text:style-name="T483"><text:s/></text:span><text:span text:style-name="T484">порядок</text:span><text:span text:style-name="T485"><text:s/>(Little-Endian)</text:span></text:p>
      <text:p text:style-name="P486"/>
      <text:p text:style-name="P487">int x = 0x12345678;</text:p>
      <text:p text:style-name="P488">0xffff80c: 78 56 34 12 <text:s/></text:p>
      <text:p text:style-name="P489"><text:s text:c="4"/></text:p>
      <text:p text:style-name="P490">char* str1 = "abcd";</text:p>
      <text:p text:style-name="P491">0x8048f60: 61 62 63 64 00 d0 b0 d0|b1 d0 b2 d0 b3 00 00 00</text:p>
      <text:p text:style-name="P492"/>
      <text:p text:style-name="P493">char* str2 = "абвг";</text:p>
      <text:p text:style-name="P494"><text:span text:style-name="T495">0x8048f65: d0 b0 d0 b1 d0 b2 d0 b3|00 00 00 61 00 00 00 62</text:span></text:p>
      <text:p text:style-name="P496"/>
      <text:p text:style-name="P497">wchar_t* wstr1 = L"abcd";</text:p>
      <text:p text:style-name="P498">0x8048f70: 61 00 00 00 62 00 00 00|63 00 00 00 64 00 00 00 <text:s text:c="3"/>a...b...c...d...</text:p>
      <text:p text:style-name="P499">0x8048f80: 00 00 00 00 30 04 00 00|31 04 00 00 32 04 00 00</text:p>
      <text:p text:style-name="P500"/>
      <text:p text:style-name="P501">wchar_t* wstr2 = L"абвг";</text:p>
      <text:p text:style-name="P502">0x8048f84: 30 04 00 00 31 04 00 00|32 04 00 00 33 04 00 00 <text:s text:c="3"/>0...1...2...3...</text:p>
      <text:p text:style-name="P503">0x8048f94: 00 00 00 00 21 00 77 00|2f 68 6f 6d 65 2f 75 73</text:p>
      <text:p text:style-name="P504"/>
      <text:p text:style-name="P505">Visual C++ 32-bit (Microsoft Visual Studio 2015)</text:p>
      <text:p text:style-name="P506"><text:span text:style-name="T507">Обратный</text:span><text:span text:style-name="T508"><text:s/></text:span><text:span text:style-name="T509">порядок</text:span><text:span text:style-name="T510"><text:s/>(</text:span><text:span text:style-name="T511">Big</text:span><text:span text:style-name="T512">-</text:span><text:span text:style-name="T513">Endian</text:span><text:span text:style-name="T514">)</text:span></text:p>
      <text:p text:style-name="P515"/>
      <text:p text:style-name="P516"><text:span text:style-name="T517">int</text:span><text:span text:style-name="T518"><text:s/></text:span><text:span text:style-name="T519">x</text:span><text:span text:style-name="T520"><text:s/>= 0</text:span><text:span text:style-name="T521">x</text:span><text:span text:style-name="T522">12345678;</text:span></text:p>
      <text:p text:style-name="P523"><text:span text:style-name="T524">0x004FF664 <text:s/>12345678 cccccccc <text:s/>xV4.</text:span><text:span text:style-name="T525">ММММ</text:span><text:span text:style-name="T526"><text:s text:c="4"/></text:span></text:p>
      <text:p text:style-name="P527"/>
      <text:p text:style-name="P528">char* str1 = "abcd";</text:p>
      <text:p text:style-name="P529">0x001A6358 <text:s/>64636261 00000000 <text:s/>abcd....</text:p>
      <text:p text:style-name="P530">0x001A6360 <text:s/>00000000 00000000 <text:s/>........</text:p>
      <text:p text:style-name="P531"/>
      <text:p text:style-name="P532">char* str2 = "абвг";</text:p>
      <text:p text:style-name="P533"><text:span text:style-name="T534">0x001A6368 <text:s/>e3e2e1e0 00000000 <text:s/></text:span><text:span text:style-name="T535">абвг</text:span><text:span text:style-name="T536">....</text:span></text:p>
      <text:p text:style-name="P537">0x001A6370 <text:s/>00000000 00000000 <text:s/>........</text:p>
      <text:p text:style-name="P538"/>
      <text:p text:style-name="P539">wchar_t* wstr1 = L"abcd";</text:p>
      <text:p text:style-name="P540">0x001A6378 <text:s/>00620061 00640063 <text:s/>a.b.c.d.</text:p>
      <text:p text:style-name="P541">0x001A6380 <text:s/>00000000 00000000 <text:s/>........</text:p>
      <text:p text:style-name="P542"/>
      <text:soft-page-break/>
      <text:p text:style-name="P543">wchar_t* wstr2 = L"абвг";</text:p>
      <text:p text:style-name="P544">0x001A6388 <text:s/>04310430 04330432 <text:s/>0.1.2.3.</text:p>
      <text:p text:style-name="P545"/>
      <text:p text:style-name="P546">Visual C++ 64-bit (Microsoft Visual Studio 2015)</text:p>
      <text:p text:style-name="P547"><text:span text:style-name="T548">Обратный</text:span><text:span text:style-name="T549"><text:s/></text:span><text:span text:style-name="T550">порядок</text:span><text:span text:style-name="T551"><text:s/>(</text:span><text:span text:style-name="T552">Big</text:span><text:span text:style-name="T553">-</text:span><text:span text:style-name="T554">Endian</text:span><text:span text:style-name="T555">)</text:span></text:p>
      <text:p text:style-name="P556"/>
      <text:p text:style-name="P557"><text:span text:style-name="T558">int</text:span><text:span text:style-name="T559"><text:s/></text:span><text:span text:style-name="T560">x</text:span><text:span text:style-name="T561"><text:s/>= 0</text:span><text:span text:style-name="T562">x</text:span><text:span text:style-name="T563">12345678;</text:span></text:p>
      <text:p text:style-name="P564">0x0000009426DBFA14 <text:s/>12345678 cccccccc <text:s/>xV4.ММММММММ <text:s text:c="3"/></text:p>
      <text:p text:style-name="P565"/>
      <text:p text:style-name="P566"><text:span text:style-name="T567">char</text:span><text:span text:style-name="T568">*<text:s/></text:span><text:span text:style-name="T569">str</text:span><text:span text:style-name="T570">1 = "</text:span><text:span text:style-name="T571">abcd</text:span><text:span text:style-name="T572">";</text:span></text:p>
      <text:p text:style-name="P573"><text:span text:style-name="T574">0x00007FF676ED8218 <text:s/>64636261<text:s/></text:span><text:span text:style-name="T575">00000000 <text:s/>abcd....</text:span></text:p>
      <text:p text:style-name="P576">char* str2 = "абвг";</text:p>
      <text:p text:style-name="P577"><text:span text:style-name="T578">0x00007FF676ED8220 <text:s/>e3e2e1e0 00000000 <text:s/></text:span><text:span text:style-name="T579">абвг</text:span><text:span text:style-name="T580">....</text:span></text:p>
      <text:p text:style-name="P581"/>
      <text:p text:style-name="P582">wchar_t* wstr1 = L"abcd";</text:p>
      <text:p text:style-name="P583">0x00007FF676ED8228 <text:s/>00620061 00640063 <text:s/>a.b.c.d.</text:p>
      <text:p text:style-name="P584">0x00007FF676ED8230 <text:s/>00000000 00000000 <text:s/>........</text:p>
      <text:p text:style-name="P585"/>
      <text:p text:style-name="P586">wchar_t* wstr2 = L"абвг";</text:p>
      <text:p text:style-name="P587">0x00007FF676ED8238<text:s text:c="2"/>04310430 04330432 <text:s/>0.1.2.3.</text:p>
      <text:p text:style-name="P588">0x00007FF676ED8240 <text:s/>00000000 00000000 <text:s/>........</text:p>
      <text:p text:style-name="P589"/>
      <text:p text:style-name="P590"><text:span text:style-name="T591">Platform: Linux<text:s/></text:span><text:span text:style-name="T592">Ubuntu 16.04.3 LTS x86_64</text:span></text:p>
      <text:p text:style-name="P593"><text:span text:style-name="T594">Compiler: GNU GCC 5.3.1</text:span></text:p>
      <text:p text:style-name="P595">IDE: Qt Creator 4.3.1</text:p>
      <text:p text:style-name="P596"><text:span text:style-name="T597">Прямой</text:span><text:span text:style-name="T598"><text:s/></text:span><text:span text:style-name="T599">порядок</text:span><text:span text:style-name="T600"><text:s/>(Little-Endian)</text:span></text:p>
      <text:p text:style-name="P601"/>
      <text:p text:style-name="P602">int x = 0x12345678;</text:p>
      <text:p text:style-name="P603">0x40156e <text:s/>&lt;+0x0017&gt; <text:s text:c="7"/>c7 45 d4 78 56 34 12 <text:s text:c="6"/></text:p>
      <text:p text:style-name="P604"><text:s text:c="8"/></text:p>
      <text:p text:style-name="P605">char* str1 = "abcd";</text:p>
      <text:p text:style-name="P606">0x40158b <text:s/>&lt;+0x0034&gt; <text:s text:c="7"/>48 8d 05 44 30 00 00 <text:s text:c="7"/></text:p>
      <text:p text:style-name="P607">0x401592 <text:s/>&lt;+0x003b&gt; <text:s text:c="7"/>48 89 45 d8 <text:s text:c="12"/></text:p>
      <text:p text:style-name="P608"><text:s text:c="8"/></text:p>
      <text:p text:style-name="P609">char* str2 = "Ð°Ð±Ð²Ð³";</text:p>
      <text:p text:style-name="P610">0x401596 <text:s/>&lt;+0x003f&gt; <text:s text:c="7"/>48 8d 05 3e 30 00 00 <text:s text:c="7"/></text:p>
      <text:p text:style-name="P611">0x40159d <text:s/>&lt;+0x0046&gt; <text:s text:c="7"/>48 89 45 e0 <text:s text:c="6"/></text:p>
      <text:p text:style-name="P612"><text:s text:c="10"/></text:p>
      <text:p text:style-name="P613">wchar_t* wstr1 = L"abcd";</text:p>
      <text:p text:style-name="P614">0x4015a1 <text:s/>&lt;+0x004a&gt; <text:s text:c="7"/>48 8d 05 3c 30 00 00 <text:s text:c="5"/></text:p>
      <text:p text:style-name="P615">0x4015a8 <text:s/>&lt;+0x0051&gt; <text:s text:c="7"/>48 89 45 e8 <text:s text:c="3"/></text:p>
      <text:p text:style-name="P616"><text:s text:c="13"/></text:p>
      <text:p text:style-name="P617">wchar_t* wstr2 = L"Ð°Ð±Ð²Ð³";</text:p>
      <text:p text:style-name="P618">0x4015ac <text:s/>&lt;+0x0055&gt; <text:s text:c="7"/>48 8d 05 45 30 00 00 <text:s text:c="7"/></text:p>
      <text:p text:style-name="P619">0x4015b3 <text:s/>&lt;+0x005c&gt; <text:s text:c="7"/>48 89 45 f0 <text:s/></text:p>
      <text:p text:style-name="P620"/>
      <text:p text:style-name="P621"><text:span text:style-name="T622">Задание</text:span><text:span text:style-name="T623"><text:s/>8.</text:span><text:span text:style-name="T624"><text:s/></text:span><text:span text:style-name="T625">Напишите программу,<text:s/></text:span><text:span text:style-name="T626">демонстрирующую переполнение целых чисел со знаком и без знака. Для этого опишите целое число со знаком и инициализи</text:span><text:span text:style-name="T627">­руйте его максимально возможным для данного типа значением, результат распечатайте в шестнадцатеричном виде. Затем прибавьте к этому числу<text:s/></text:span><text:span text:style-name="T628">единицу, результат распечатайте также в шестнадцатеричном виде. Выполните<text:s/></text:span><text:soft-page-break/><text:span text:style-name="T629">аналогичные действия для беззнаковой переменной. Выпишите в отчёт распечатанные значения переменной, поясните полученные результаты.</text:span></text:p>
      <text:p text:style-name="P630"><text:span text:style-name="T631">Результат</text:span><text:span text:style-name="T632">:</text:span></text:p>
      <text:p text:style-name="P633"><text:span text:style-name="T634">Platform: Linux<text:s/></text:span><text:span text:style-name="T635">Ubuntu 12.04 LTS Precise Pangolin</text:span></text:p>
      <text:p text:style-name="P636"><text:span text:style-name="T637">Compiler: GNU GCC</text:span></text:p>
      <text:p text:style-name="P638"/>
      <text:p text:style-name="P639">Visual C++ 32-bit, 64-bit (Microsoft Visual Studio 2015)</text:p>
      <text:p text:style-name="P640"/>
      <text:p text:style-name="P641">Signed short</text:p>
      <text:p text:style-name="P642">SHRT_MAX = 0x7fff <text:s text:c="6"/>SHRT_MAX + 1 = 0x8000</text:p>
      <text:p text:style-name="P643"><text:s text:c="8"/>Unsigned short</text:p>
      <text:p text:style-name="P644">USHRT_MAX = 0xffff <text:s text:c="5"/>USHRT_MAX + 1 = 0x0</text:p>
      <text:p text:style-name="P645"/>
      <text:p text:style-name="P646"/>
      <text:p text:style-name="P647"><text:span text:style-name="T648">Задание</text:span><text:span text:style-name="T649"><text:s/>9.<text:s/></text:span><text:span text:style-name="T650">При</text:span><text:span text:style-name="T651"><text:s/></text:span><text:span text:style-name="T652">помощи</text:span><text:span text:style-name="T653"><text:s/></text:span><text:span text:style-name="T654">оператора</text:span><text:span text:style-name="T655"><text:s/></text:span><text:span text:style-name="T656">sizeof</text:span><text:span text:style-name="T657"><text:s/></text:span><text:span text:style-name="T658">выясните</text:span><text:span text:style-name="T659">,<text:s/></text:span><text:span text:style-name="T660">сколько</text:span><text:span text:style-name="T661"><text:s/></text:span><text:span text:style-name="T662">байтов</text:span><text:span text:style-name="T663"><text:s/></text:span><text:span text:style-name="T664">занимают</text:span><text:span text:style-name="T665"><text:s/></text:span><text:span text:style-name="T666">переменные</text:span><text:span text:style-name="T667"><text:s/></text:span><text:span text:style-name="T668">следующих</text:span><text:span text:style-name="T669"><text:s/></text:span><text:span text:style-name="T670">типов</text:span><text:span text:style-name="T671">:<text:s/></text:span><text:span text:style-name="T672">char</text:span><text:span text:style-name="T673">,<text:s/></text:span><text:span text:style-name="T674">bool</text:span><text:span text:style-name="T675">,<text:s/></text:span><text:span text:style-name="T676">wchar_t</text:span><text:span text:style-name="T677">,<text:s/></text:span><text:span text:style-name="T678">short</text:span><text:span text:style-name="T679">,<text:s/></text:span><text:span text:style-name="T680">int</text:span><text:span text:style-name="T681">,<text:s/></text:span><text:span text:style-name="T682">long</text:span><text:span text:style-name="T683">,<text:s/></text:span><text:span text:style-name="T684">long long</text:span><text:span text:style-name="T685">,<text:s/></text:span><text:span text:style-name="T686">float</text:span><text:span text:style-name="T687">,<text:s/></text:span><text:span text:style-name="T688">double</text:span><text:span text:style-name="T689">,<text:s/></text:span><text:span text:style-name="T690">long double</text:span><text:span text:style-name="T691">, size_t, ptrdiff_t,<text:s/></text:span><text:span text:style-name="T692">void</text:span><text:span text:style-name="T693">*.</text:span><text:span text:style-name="T694"><text:s/></text:span><text:span text:style-name="T695">Результаты офо</text:span><text:span text:style-name="T696">рмите в отчёте в виде таблицы, указывая для каждого типа его назначение.<text:s/></text:span></text:p>
      <text:p text:style-name="P697">Для выполнения единообразных действий над переменными различных типов используются макросы препроцессора C или шаблоны C++.</text:p>
      <text:p text:style-name="P698">Проверьте, соответствуют ли размеры типов современному<text:s/>стандарту C++.</text:p>
      <text:p text:style-name="P699"><text:span text:style-name="T700">Результат</text:span><text:span text:style-name="T701">:</text:span></text:p>
      <text:p text:style-name="P702"><text:span text:style-name="T703">Platform: Linux<text:s/></text:span><text:span text:style-name="T704">Ubuntu 12.04 LTS Precise Pangolin</text:span></text:p>
      <text:p text:style-name="P705"><text:span text:style-name="T706">Compiler: GNU GCC</text:span></text:p>
      <text:p text:style-name="P707"/>
      <text:p text:style-name="P708">1<text:tab/>char</text:p>
      <text:p text:style-name="P709">1<text:tab/>bool</text:p>
      <text:p text:style-name="P710">4<text:tab/>wchar_t</text:p>
      <text:p text:style-name="P711">2<text:tab/>short</text:p>
      <text:p text:style-name="P712">4<text:tab/>int</text:p>
      <text:p text:style-name="P713">4<text:tab/>long</text:p>
      <text:p text:style-name="P714">8<text:tab/>long long</text:p>
      <text:p text:style-name="P715">4<text:tab/>float</text:p>
      <text:p text:style-name="P716">8<text:tab/>double</text:p>
      <text:p text:style-name="P717">12<text:tab/>long double</text:p>
      <text:p text:style-name="P718">4<text:tab/>size_t</text:p>
      <text:p text:style-name="P719">4<text:tab/>ptrdiff_t</text:p>
      <text:p text:style-name="P720"><text:span text:style-name="T721">4</text:span><text:span text:style-name="T722"><text:tab/></text:span><text:span text:style-name="T723">void</text:span><text:span text:style-name="T724">*</text:span></text:p>
      <text:p text:style-name="P725"/>
      <text:p text:style-name="P726">Visual C++ 32-bit (Microsoft Visual Studio 2008/2010/2015)</text:p>
      <text:p text:style-name="P727"/>
      <text:p text:style-name="P728">1 <text:s text:c="6"/>char</text:p>
      <text:p text:style-name="P729">1 <text:s text:c="6"/>bool</text:p>
      <text:p text:style-name="P730">2 <text:s text:c="6"/>wchar_t</text:p>
      <text:soft-page-break/>
      <text:p text:style-name="P731">2 <text:s text:c="6"/>short</text:p>
      <text:p text:style-name="P732">4 <text:s text:c="6"/>int</text:p>
      <text:p text:style-name="P733">4 <text:s text:c="6"/>long</text:p>
      <text:p text:style-name="P734">8 <text:s text:c="6"/>long long</text:p>
      <text:p text:style-name="P735">4 <text:s text:c="6"/>float</text:p>
      <text:p text:style-name="P736">8 <text:s text:c="6"/>double</text:p>
      <text:p text:style-name="P737">8 <text:s text:c="6"/>long double</text:p>
      <text:p text:style-name="P738">4 <text:s text:c="6"/>size_t</text:p>
      <text:p text:style-name="P739">4<text:s/><text:s text:c="6"/>ptrdiff_t</text:p>
      <text:p text:style-name="P740">4 <text:s text:c="6"/>void*</text:p>
      <text:p text:style-name="P741"/>
      <text:p text:style-name="P742">Visual C++ 64-bit (Microsoft Visual Studio 2008/2010/2015)</text:p>
      <text:p text:style-name="P743"/>
      <text:p text:style-name="P744">1 <text:s text:c="6"/>char</text:p>
      <text:p text:style-name="P745">1 <text:s text:c="6"/>bool</text:p>
      <text:p text:style-name="P746">2 <text:s text:c="6"/>wchar_t</text:p>
      <text:p text:style-name="P747">2 <text:s text:c="6"/>short</text:p>
      <text:p text:style-name="P748">4 <text:s text:c="6"/>int</text:p>
      <text:p text:style-name="P749">4 <text:s text:c="6"/>long</text:p>
      <text:p text:style-name="P750">8 <text:s text:c="6"/>long long</text:p>
      <text:p text:style-name="P751">4 <text:s text:c="6"/>float</text:p>
      <text:p text:style-name="P752">8 <text:s text:c="6"/>double</text:p>
      <text:p text:style-name="P753">8 <text:s text:c="6"/>long double</text:p>
      <text:p text:style-name="P754">8 <text:s text:c="6"/>size_t</text:p>
      <text:p text:style-name="P755">8<text:s/><text:s text:c="6"/>ptrdiff_t</text:p>
      <text:p text:style-name="P756">8 <text:s text:c="6"/>void*</text:p>
      <text:p text:style-name="P757"/>
      <text:p text:style-name="P758"><text:span text:style-name="T759">Platform: Linux<text:s/></text:span><text:span text:style-name="T760">Ubuntu 16.04.3 LTS x86_64</text:span></text:p>
      <text:p text:style-name="P761"><text:span text:style-name="T762">Compiler: GNU GCC 5.3.1</text:span></text:p>
      <text:p text:style-name="P763"><text:span text:style-name="T764">IDE: Qt Creator 4.3.1</text:span></text:p>
      <text:p text:style-name="P765"/>
      <text:p text:style-name="P766"><text:span text:style-name="T767">1</text:span><text:span text:style-name="T768"><text:tab/></text:span><text:span text:style-name="T769"><text:tab/>char</text:span></text:p>
      <text:p text:style-name="P770"><text:span text:style-name="T771">1</text:span><text:span text:style-name="T772"><text:tab/></text:span><text:span text:style-name="T773"><text:tab/>bool</text:span></text:p>
      <text:p text:style-name="P774"><text:span text:style-name="T775">4</text:span><text:span text:style-name="T776"><text:tab/></text:span><text:span text:style-name="T777"><text:tab/>wchar_t</text:span></text:p>
      <text:p text:style-name="P778"><text:span text:style-name="T779">2</text:span><text:span text:style-name="T780"><text:tab/></text:span><text:span text:style-name="T781"><text:tab/>short</text:span></text:p>
      <text:p text:style-name="P782"><text:span text:style-name="T783">4</text:span><text:span text:style-name="T784"><text:tab/></text:span><text:span text:style-name="T785"><text:tab/>int</text:span></text:p>
      <text:p text:style-name="P786"><text:span text:style-name="T787">8</text:span><text:span text:style-name="T788"><text:tab/></text:span><text:span text:style-name="T789"><text:tab/>long</text:span></text:p>
      <text:p text:style-name="P790"><text:span text:style-name="T791">8</text:span><text:span text:style-name="T792"><text:tab/></text:span><text:span text:style-name="T793"><text:tab/>long long</text:span></text:p>
      <text:p text:style-name="P794"><text:span text:style-name="T795">4</text:span><text:span text:style-name="T796"><text:tab/></text:span><text:span text:style-name="T797"><text:tab/>float</text:span></text:p>
      <text:p text:style-name="P798"><text:span text:style-name="T799">8</text:span><text:span text:style-name="T800"><text:tab/></text:span><text:span text:style-name="T801"><text:tab/>double</text:span></text:p>
      <text:p text:style-name="P802"><text:span text:style-name="T803">10</text:span><text:span text:style-name="T804"><text:tab/>long double</text:span></text:p>
      <text:p text:style-name="P805"><text:span text:style-name="T806">8</text:span><text:span text:style-name="T807"><text:tab/></text:span><text:span text:style-name="T808"><text:tab/>size_t</text:span></text:p>
      <text:p text:style-name="P809"><text:span text:style-name="T810">8</text:span><text:span text:style-name="T811"><text:tab/></text:span><text:span text:style-name="T812"><text:tab/>ptrdiff_t</text:span></text:p>
      <text:p text:style-name="P813"><text:span text:style-name="T814">8</text:span><text:span text:style-name="T815"><text:tab/></text:span><text:span text:style-name="T816"><text:tab/>void*</text:span></text:p>
      <text:p text:style-name="P817"/>
      <text:p text:style-name="P818"/>
      <text:p text:style-name="P819"/>
      <text:p text:style-name="P820"><text:span text:style-name="T821">Задание 10.</text:span><text:span text:style-name="T822"><text:s/></text:span><text:span text:style-name="T823">Запустите программу<text:s/></text:span><text:span text:style-name="T824">(программы) из заданий 4-9 на двух других платформах, доступных на ВЦ — 32- и 64-разрядной версиях Microsoft Windows и повторите измерения.</text:span></text:p>
      <text:p text:style-name="P825">Для каждого из заданий дополните таблицу результатами новых измере­ний.<text:s/><text:soft-page-break/>Платформы, для которых необходимо провести измерения:</text:p>
      <text:list text:style-name="LFO3" text:continue-numbering="true">
        <text:list-item>
          <text:p text:style-name="P826">GNU/Linux Ubuntu, архитектура x86 (компилятор GCC, среда любая);</text:p>
        </text:list-item>
        <text:list-item>
          <text:p text:style-name="P827">32-разрядная версия Microsoft Windows (ВЦ, среда Microsoft Visual<text:line-break/>Studio);</text:p>
        </text:list-item>
        <text:list-item>
          <text:p text:style-name="P828">64-разрядная версия Microsoft Windows (терминал Skylab, среда Microsoft Visual Studio, 64-битная конфигурация).</text:p>
        </text:list-item>
      </text:list>
      <text:p text:style-name="P829"><text:span text:style-name="T830">Результаты однотипных измерений, выполненных на различных платфор</text:span><text:span text:style-name="T831">­мах, должны быть сгруппированы в таблицу или последовательно описаны</text:span><text:span text:style-name="T832"><text:s/>в одном раздел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CYR" svg:font-family="Arial CYR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FRM1440" svg:font-family="SFRM1440" style:font-family-generic="roman"/>
    <style:font-face style:name="CMMI12" svg:font-family="CMMI12" style:font-family-generic="roman"/>
    <style:font-face style:name="CMR12" svg:font-family="CMR12" style:font-family-generic="roman"/>
    <style:font-face style:name="CMSY10" svg:font-family="CMSY10" style:font-family-generic="roman"/>
    <style:font-face style:name="CMR10" svg:font-family="CMR10" style:font-family-generic="roman"/>
    <style:font-face style:name="SFBX1440" svg:font-family="SFBX1440" style:font-family-generic="roman"/>
    <style:font-face style:name="Cambria Math" svg:font-family="Cambria Math" style:font-family-generic="roman" style:font-pitch="variable" svg:panose-1="2 4 5 3 5 4 6 3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10 Pitch" svg:font-family="Courier 10 Pitch" style:font-family-generic="system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лабоевыделение" style:display-name="Слабое выделение" style:family="text">
      <style:text-properties fo:font-style="italic" style:font-style-asian="italic" style:font-style-complex="italic" fo:color="#808080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86in" text:min-label-width="0.25in" text:list-level-position-and-space-mode="label-alignment">
          <style:list-level-label-alignment text:label-followed-by="listtab" fo:margin-left="2.798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86in" text:min-label-width="0.25in" text:list-level-position-and-space-mode="label-alignment">
          <style:list-level-label-alignment text:label-followed-by="listtab" fo:margin-left="3.298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86in" text:min-label-width="0.25in" text:list-level-position-and-space-mode="label-alignment">
          <style:list-level-label-alignment text:label-followed-by="listtab" fo:margin-left="3.798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86in" text:min-label-width="0.25in" text:list-level-position-and-space-mode="label-alignment">
          <style:list-level-label-alignment text:label-followed-by="listtab" fo:margin-left="4.298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86in" text:min-label-width="0.25in" text:list-level-position-and-space-mode="label-alignment">
          <style:list-level-label-alignment text:label-followed-by="listtab" fo:margin-left="4.798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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 </meta:initial-creator>
    <dc:creator>Александр Констандогло</dc:creator>
    <meta:creation-date>2017-09-14T15:02:00Z</meta:creation-date>
    <dc:date>2017-09-28T05:56:00Z</dc:date>
    <meta:template xlink:href="Normal.dotm" xlink:type="simple"/>
    <meta:editing-cycles>11</meta:editing-cycles>
    <meta:editing-duration>PT20400S</meta:editing-duration>
    <meta:document-statistic meta:page-count="11" meta:paragraph-count="23" meta:word-count="1737" meta:character-count="11615" meta:row-count="82" meta:non-whitespace-character-count="9901"/>
  </office:meta>
</office:document-meta>
</file>

<file path=Object 1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x</mml:mi>
              <mml:mo>=</mml:mo>
              <mml:mn>0</mml:mn>
              <mml:mi>x</mml:mi>
              <mml:mn>8008</mml:mn>
            </mml:mrow>
          </mml:mtd>
        </mml:mtr>
        <mml:mtr>
          <mml:mtd>
            <mml:mrow>
              <mml:maligngroup/>
              <mml:mi>y</mml:mi>
              <mml:mo>=</mml:mo>
              <mml:mn>0</mml:mn>
              <mml:mi>x</mml:mi>
              <mml:mn>1111</mml:mn>
            </mml:mrow>
          </mml:mtd>
        </mml:mtr>
      </mml:mtable>
    </mml:mrow>
  </mml:mfenced>
  <mml:mi mathvariant="normal"> </mml:mi>
  <mml:mfenced open="{" close="" separators="|">
    <mml:mrow>
      <mml:mtable>
        <mml:mtr>
          <mml:mtd>
            <mml:mrow>
              <mml:maligngroup/>
              <mml:mi>x</mml:mi>
              <mml:mo>=</mml:mo>
              <mml:mn>0</mml:mn>
              <mml:mi>x</mml:mi>
              <mml:mn>0005</mml:mn>
            </mml:mrow>
          </mml:mtd>
        </mml:mtr>
        <mml:mtr>
          <mml:mtd>
            <mml:mrow>
              <mml:maligngroup/>
              <mml:mi>y</mml:mi>
              <mml:mo>=</mml:mo>
              <mml:mn>0</mml:mn>
              <mml:mi>x</mml:mi>
              <mml:mn>0002</mml:mn>
            </mml:mrow>
          </mml:mtd>
        </mml:mtr>
      </mml:mtable>
    </mml:mrow>
  </mml:mfenced>
</mml:math>
</file>